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69mm"/>
    </style:style>
    <style:style style:name="co2" style:family="table-column">
      <style:table-column-properties fo:break-before="auto" style:column-width="109.8mm"/>
    </style:style>
    <style:style style:name="co3" style:family="table-column">
      <style:table-column-properties fo:break-before="auto" style:column-width="151.61mm"/>
    </style:style>
    <style:style style:name="co4" style:family="table-column">
      <style:table-column-properties fo:break-before="auto" style:column-width="312.47mm"/>
    </style:style>
    <style:style style:name="co5" style:family="table-column">
      <style:table-column-properties fo:break-before="auto" style:column-width="67.47mm"/>
    </style:style>
    <style:style style:name="co6" style:family="table-column">
      <style:table-column-properties fo:break-before="auto" style:column-width="57.41mm"/>
    </style:style>
    <style:style style:name="co7" style:family="table-column">
      <style:table-column-properties fo:break-before="auto" style:column-width="98.43mm"/>
    </style:style>
    <style:style style:name="co8" style:family="table-column">
      <style:table-column-properties fo:break-before="auto" style:column-width="185.21mm"/>
    </style:style>
    <style:style style:name="co9" style:family="table-column">
      <style:table-column-properties fo:break-before="auto" style:column-width="64.82mm"/>
    </style:style>
    <style:style style:name="co10" style:family="table-column">
      <style:table-column-properties fo:break-before="auto" style:column-width="66.15mm"/>
    </style:style>
    <style:style style:name="co11" style:family="table-column">
      <style:table-column-properties fo:break-before="auto" style:column-width="315.91mm"/>
    </style:style>
    <style:style style:name="co12" style:family="table-column">
      <style:table-column-properties fo:break-before="auto" style:column-width="332.32mm"/>
    </style:style>
    <style:style style:name="co13" style:family="table-column">
      <style:table-column-properties fo:break-before="auto" style:column-width="44.45mm"/>
    </style:style>
    <style:style style:name="ro1" style:family="table-row">
      <style:table-row-properties style:row-height="19.26mm" fo:break-before="auto" style:use-optimal-row-height="false"/>
    </style:style>
    <style:style style:name="ro2" style:family="table-row">
      <style:table-row-properties style:row-height="15.88mm" fo:break-before="auto" style:use-optimal-row-height="true"/>
    </style:style>
    <style:style style:name="ro3" style:family="table-row">
      <style:table-row-properties style:row-height="10.58mm" fo:break-before="auto" style:use-optimal-row-height="true"/>
    </style:style>
    <style:style style:name="ro4" style:family="table-row">
      <style:table-row-properties style:row-height="26.46mm" fo:break-before="auto" style:use-optimal-row-height="true"/>
    </style:style>
    <style:style style:name="ro5" style:family="table-row">
      <style:table-row-properties style:row-height="63.5mm" fo:break-before="auto" style:use-optimal-row-height="true"/>
    </style:style>
    <style:style style:name="ro6" style:family="table-row">
      <style:table-row-properties style:row-height="42.33mm" fo:break-before="auto" style:use-optimal-row-height="true"/>
    </style:style>
    <style:style style:name="ro7" style:family="table-row">
      <style:table-row-properties style:row-height="21.17mm" fo:break-before="auto" style:use-optimal-row-height="true"/>
    </style:style>
    <style:style style:name="ro8" style:family="table-row">
      <style:table-row-properties style:row-height="37.04mm" fo:break-before="auto" style:use-optimal-row-height="true"/>
    </style:style>
    <style:style style:name="ro9" style:family="table-row">
      <style:table-row-properties style:row-height="5.29mm" fo:break-before="auto" style:use-optimal-row-height="true"/>
    </style:style>
    <style:style style:name="ro10" style:family="table-row">
      <style:table-row-properties style:row-height="74.08mm" fo:break-before="auto" style:use-optimal-row-height="true"/>
    </style:style>
    <style:style style:name="ro11" style:family="table-row">
      <style:table-row-properties style:row-height="52.92mm" fo:break-before="auto" style:use-optimal-row-height="true"/>
    </style:style>
    <style:style style:name="ro12" style:family="table-row">
      <style:table-row-properties style:row-height="68.79mm" fo:break-before="auto" style:use-optimal-row-height="true"/>
    </style:style>
    <style:style style:name="ro13" style:family="table-row">
      <style:table-row-properties style:row-height="5.1mm" fo:break-before="auto" style:use-optimal-row-height="true"/>
    </style:style>
    <style:style style:name="ro14" style:family="table-row">
      <style:table-row-properties style:row-height="31.75mm" fo:break-before="auto" style:use-optimal-row-height="true"/>
    </style:style>
    <style:style style:name="ro15" style:family="table-row">
      <style:table-row-properties style:row-height="58.21mm" fo:break-before="auto" style:use-optimal-row-height="true"/>
    </style:style>
    <style:style style:name="ta1" style:family="table" style:master-page-name="mp1">
      <style:table-properties table:display="true" style:writing-mode="lr-tb"/>
    </style:style>
    <style:style style:name="ta2" style:family="table" style:master-page-name="mp3">
      <style:table-properties table:display="true" style:writing-mode="lr-tb"/>
    </style:style>
    <style:style style:name="ce5" style:family="table-cell" style:parent-style-name="Default" style:data-style-name="N0">
      <style:table-cell-properties fo:border-bottom="none" fo:background-color="#f2f2f2"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font-size="18pt" fo:font-weight="bold" style:font-size-asian="18pt" style:font-weight-asian="bold" style:font-size-complex="18pt" style:font-weight-complex="bold"/>
    </style:style>
    <style:style style:name="ce6"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start" fo:margin-left="0mm"/>
    </style:style>
    <style:style style:name="ce15" style:family="table-cell" style:parent-style-name="Default" style:data-style-name="N0">
      <style:table-cell-properties style:cell-protect="protected" style:print-content="true" fo:wrap-option="wrap" fo:border="0.06pt solid #000000" style:vertical-align="middle"/>
    </style:style>
    <style:style style:name="ce16" style:family="table-cell" style:parent-style-name="Default" style:data-style-name="N0">
      <style:table-cell-properties fo:border-bottom="none" fo:background-color="#f2f2f2"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font-size="16pt" fo:font-weight="bold" style:font-size-asian="16pt" style:font-weight-asian="bold" style:font-size-complex="16pt" style:font-weight-complex="bold"/>
    </style:style>
    <style:style style:name="ce7" style:family="table-cell" style:parent-style-name="Collegamento_20_ipertestuale" style:data-style-name="N0">
      <style:table-cell-properties fo:wrap-option="wrap" fo:border="0.06pt solid #000000" style:vertical-align="middle"/>
      <style:text-properties fo:color="#0000ff" style:text-underline-style="solid" style:text-underline-width="auto" style:text-underline-color="font-color"/>
    </style:style>
    <style:style style:name="ce8" style:family="table-cell" style:parent-style-name="Collegamento_20_ipertestuale" style:data-style-name="N0">
      <style:table-cell-properties style:text-align-source="fix" style:repeat-content="false" fo:wrap-option="wrap" fo:border="0.06pt solid #000000" style:vertical-align="middle"/>
      <style:paragraph-properties fo:text-align="start" fo:margin-left="0mm"/>
      <style:text-properties fo:color="#0000ff" style:text-underline-style="solid" style:text-underline-width="auto" style:text-underline-color="font-color"/>
    </style:style>
    <style:style style:name="ce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 style:family="table-cell" style:parent-style-name="Default" style:data-style-name="N0"/>
    <style:style style:name="ce11" style:family="table-cell" style:parent-style-name="Default" style:data-style-name="N0">
      <style:table-cell-properties style:vertical-align="middle"/>
      <style:text-properties fo:font-style="italic" fo:font-weight="bold" style:font-style-asian="italic" style:font-weight-asian="bold" style:font-style-complex="italic" style:font-weight-complex="bold"/>
    </style:style>
    <style:style style:name="ce12" style:family="table-cell" style:parent-style-name="Default" style:data-style-name="N0">
      <style:table-cell-properties style:vertical-align="middle"/>
    </style:style>
    <style:style style:name="ce13" style:family="table-cell" style:parent-style-name="Default" style:data-style-name="N0">
      <style:table-cell-properties fo:wrap-option="wrap" style:vertical-align="middle"/>
    </style:style>
    <style:style style:name="ce14" style:family="table-cell" style:parent-style-name="Default" style:data-style-name="N0">
      <style:table-cell-properties style:cell-protect="protected" style:print-content="true" fo:background-color="transparent" fo:wrap-option="wrap" fo:border="0.06pt solid #eeece1" style:vertical-align="middle"/>
    </style:style>
    <style:style style:name="gr1" style:family="graphic">
      <style:graphic-properties draw:stroke="solid" svg:stroke-color="#000000" draw:marker-start="Arrowhead_20_1" draw:marker-start-width="2mm" draw:marker-start-center="false" draw:fill="solid" draw:fill-color="#ffffc0" draw:auto-grow-height="false" draw:auto-grow-width="false"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fo:font-family="Tahoma" fo:font-size="9pt" fo:font-style="normal" fo:text-shadow="none" style:text-underline-style="none" fo:font-weight="bold" style:font-family-asian="Tahoma" style:font-size-asian="9pt" style:font-style-asian="normal" style:font-weight-asian="bold" style:font-family-complex="Tahoma" style:font-size-complex="9pt" style:font-style-complex="normal" style:font-weight-complex="bold"/>
    </style:style>
    <style:style style:name="T2" style:family="text">
      <style:text-properties fo:color="#000000" style:font-name="Calibri" fo:font-size="9pt" fo:font-weight="normal" style:text-underline-style="none" style:text-underline-color="font-color" style:text-line-through-type="none" fo:font-style="normal" style:text-outline="false" fo:text-shadow="none" style:font-name-asian="Calibri" style:font-name-complex="Calibri" style:font-size-asian="9pt" style:font-size-complex="9pt" style:font-weight-asian="normal" style:font-weight-complex="normal"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4" style:family="text">
      <style:text-properties fo:color="#000000" style:font-name="Calibri" fo:font-size="11pt" fo:font-weight="bold" style:text-underline-style="none" style:text-underline-color="font-color" style:text-line-through-type="none" fo:font-style="italic" style:text-outline="false" fo:text-shadow="none" style:font-name-asian="Calibri" style:font-name-complex="Calibri" style:font-size-asian="11pt" style:font-size-complex="11pt" style:font-weight-asian="bold" style:font-weight-complex="bold" style:font-style-asian="italic" style:font-style-complex="italic"/>
    </style:style>
  </office:automatic-styles>
  <office:body>
    <office:spreadsheet>
      <table:calculation-settings table:case-sensitive="false" table:search-criteria-must-apply-to-whole-cell="false"/>
      <table:content-validations>
        <table:content-validation table:name="val1" table:condition="of:cell-content-is-in-list(&quot;Royalty-free&quot;;&quot;Royalty Charge&quot;;&quot;Docs purchase only&quot;;&quot;FRAND&quot;)" table:allow-empty-cell="true" table:display-list="unsorted" table:base-cell-address="'Standards_under_Reg_1025-2012_'.A1">
          <table:help-message table:display="true"/>
          <table:error-message table:message-type="stop" table:display="true"/>
        </table:content-validation>
        <table:content-validation table:name="val2" table:base-cell-address="'Standards_under_Reg_1025-2012_'.A1">
          <table:help-message table:display="true"/>
          <table:error-message table:message-type="stop" table:display="true"/>
        </table:content-validation>
      </table:content-validations>
      <table:table table:name="Standards_under_Reg_1025-2012_" table:style-name="ta1" table:print-ranges="'Standards_under_Reg_1025-2012_'.A1:'Standards_under_Reg_1025-2012_'.C8">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6" table:number-columns-repeated="2" table:default-cell-style-name="ce15"/>
        <table:table-column table:style-name="co10" table:default-cell-style-name="ce15"/>
        <table:table-column table:style-name="co6" table:number-columns-repeated="1012" table:default-cell-style-name="ce15"/>
        <table:table-row table:style-name="ro1">
          <table:table-cell table:style-name="ce5" office:value-type="string" calcext:value-type="string">
            <text:p>Organization</text:p>
          </table:table-cell>
          <table:table-cell table:style-name="ce5" office:value-type="string" calcext:value-type="string">
            <text:p>Standards</text:p>
          </table:table-cell>
          <table:table-cell table:style-name="ce5" office:value-type="string" calcext:value-type="string">
            <text:p>Title</text:p>
          </table:table-cell>
          <table:table-cell table:style-name="ce16" office:value-type="string" calcext:value-type="string">
            <text:p>Abstract</text:p>
          </table:table-cell>
          <table:table-cell table:style-name="ce16" office:value-type="string" calcext:value-type="string">
            <text:p>Typology</text:p>
          </table:table-cell>
          <table:table-cell table:style-name="ce16" office:value-type="string" calcext:value-type="string">
            <text:p>Royalty</text:p>
          </table:table-cell>
          <table:table-cell table:style-name="ce16" office:value-type="string" calcext:value-type="string">
            <text:p>Note</text:p>
          </table:table-cell>
          <table:table-cell table:style-name="ce16" office:value-type="string" calcext:value-type="string">
            <text:p>LINK</text:p>
          </table:table-cell>
          <table:table-cell table:style-name="ce16" office:value-type="string" calcext:value-type="string">
            <office:annotation draw:style-name="gr1" draw:text-style-name="P2" svg:width="55.56mm" svg:height="26.99mm" svg:x="638.7mm" svg:y="0mm" draw:caption-point-x="498.11mm" draw:caption-point-y="0.1mm">
              <dc:creator>Massimiliano Argiolu</dc:creator>
              <dc:date>2017-03-31T00:00:00</dc:date>
              <text:p text:style-name="P1"><text:span text:style-name="T1">Portability: the Cloud Service Customer needs to (be able to) retrieve all data that is handled by their Cloud Service Provider at the end of their service contract</text:span></text:p>
            </office:annotation>
            <text:p>Use Case Cloud1</text:p>
          </table:table-cell>
          <table:table-cell table:style-name="ce16" office:value-type="string" calcext:value-type="string">
            <office:annotation draw:style-name="gr1" draw:text-style-name="P2" svg:width="48.42mm" svg:height="29.1mm" svg:x="670.98mm" svg:y="0mm" draw:caption-point-x="523.24mm" draw:caption-point-y="0.1mm">
              <dc:creator>Massimiliano Argiolu</dc:creator>
              <dc:date>2017-03-31T00:00:00</dc:date>
              <text:p text:style-name="P1"><text:span text:style-name="T1">Portability: the Cloud Service Customer needs to (be able to) move its data residing with one Cloud Service Provider to another Cloud Service Provider</text:span></text:p>
            </office:annotation>
            <text:p>Use Case Cloud2</text:p>
          </table:table-cell>
          <table:table-cell table:style-name="ce16" office:value-type="string" calcext:value-type="string">
            <office:annotation draw:style-name="gr1" draw:text-style-name="P2" svg:width="48.42mm" svg:height="29.1mm" svg:x="703.26mm" svg:y="0mm" draw:caption-point-x="548.38mm" draw:caption-point-y="0.1mm">
              <dc:creator>Massimiliano Argiolu</dc:creator>
              <dc:date>2017-03-31T00:00:00</dc:date>
              <text:p text:style-name="P1"><text:span text:style-name="T1">Portability: the Cloud Service Customer needs an application they develop on one Cloud Service Provider’s PaaS <text:s/>services to be easily portable to the cloud platforms of other Cloud Service Providers.</text:span></text:p>
              <text:p text:style-name="P1"/>
            </office:annotation>
            <text:p>Use Case Cloud3</text:p>
          </table:table-cell>
          <table:table-cell table:style-name="ce16" office:value-type="string" calcext:value-type="string">
            <office:annotation draw:style-name="gr1" draw:text-style-name="P2" svg:width="48.68mm" svg:height="29.1mm" svg:x="740.3mm" svg:y="0mm" draw:caption-point-x="577.48mm" draw:caption-point-y="0.1mm">
              <dc:creator>Massimiliano Argiolu</dc:creator>
              <dc:date>2017-03-31T00:00:00</dc:date>
              <text:p text:style-name="P1"><text:span text:style-name="T1">Interoperability: seamlessly switching your service between 2 or more Cloud Service Providers when one is experiencing outage/availability issues (i.e. low band width or availability problems).</text:span></text:p>
              <text:p text:style-name="P1"/>
            </office:annotation>
            <text:p>Use Case Cloud4</text:p>
          </table:table-cell>
          <table:table-cell table:style-name="ce16" office:value-type="string" calcext:value-type="string">
            <office:annotation draw:style-name="gr1" draw:text-style-name="P2" svg:width="48.68mm" svg:height="29.1mm" svg:x="772.58mm" svg:y="0mm" draw:caption-point-x="602.62mm" draw:caption-point-y="0.1mm">
              <dc:creator>Massimiliano Argiolu</dc:creator>
              <dc:date>2017-03-31T00:00:00</dc:date>
              <text:p text:style-name="P1"><text:span text:style-name="T1">Privacy and Security: a Cloud Service Customer employing a bring-your-own-device policy needs to (be able to) ensure secure access to systems in the Cloud via these multiple devices</text:span></text:p>
            </office:annotation>
            <text:p>Use Case Cloud5</text:p>
          </table:table-cell>
          <table:table-cell table:style-name="ce16" office:value-type="string" calcext:value-type="string">
            <office:annotation draw:style-name="gr1" draw:text-style-name="P2" svg:width="48.68mm" svg:height="29.1mm" svg:x="804.86mm" svg:y="0mm" draw:caption-point-x="627.75mm" draw:caption-point-y="0.1mm">
              <dc:creator>Massimiliano Argiolu</dc:creator>
              <dc:date>2017-03-31T00:00:00</dc:date>
              <text:p text:style-name="P1"><text:span text:style-name="T1">Privacy and Security: the Cloud Service Customer needs to (be able to) ensure security is retained when mixing services provisioned by their own IT department and services provided by Cloud vendors.</text:span></text:p>
              <text:p text:style-name="P1"/>
            </office:annotation>
            <text:p>Use Case Cloud6</text:p>
          </table:table-cell>
          <table:table-cell table:style-name="ce16" office:value-type="string" calcext:value-type="string">
            <office:annotation draw:style-name="gr1" draw:text-style-name="P2" svg:width="48.68mm" svg:height="29.1mm" svg:x="837.14mm" svg:y="0mm" draw:caption-point-x="652.89mm" draw:caption-point-y="0.1mm">
              <dc:creator>Massimiliano Argiolu</dc:creator>
              <dc:date>2017-03-31T00:00:00</dc:date>
              <text:p text:style-name="P1"><text:span text:style-name="T1">Privacy and Security: the Cloud Service Customer needs to know the Cloud Service Provider is providing sufficient security for protecting personal sensitive information stored and processed by the Provider’s service, and complying to the General Data Protection Regulation</text:span></text:p>
              <text:p text:style-name="P1"/>
            </office:annotation>
            <text:p>Use Case Cloud7</text:p>
          </table:table-cell>
          <table:table-cell table:style-name="ce16" office:value-type="string" calcext:value-type="string">
            <office:annotation draw:style-name="gr1" draw:text-style-name="P2" svg:width="48.68mm" svg:height="29.1mm" svg:x="869.42mm" svg:y="0mm" draw:caption-point-x="678.02mm" draw:caption-point-y="0.1mm">
              <dc:creator>Massimiliano Argiolu</dc:creator>
              <dc:date>2017-03-31T00:00:00</dc:date>
              <text:p text:style-name="P1"><text:span text:style-name="T1">Service Level Agreement: the Cloud Service Customer needs to procure Software As A Service (SaaS) for use by its employees to replace software currently installed on computers</text:span></text:p>
              <text:p text:style-name="P1"/>
            </office:annotation>
            <text:p>Use Case Cloud8</text:p>
          </table:table-cell>
          <table:table-cell table:style-name="ce16" office:value-type="string" calcext:value-type="string">
            <office:annotation draw:style-name="gr1" draw:text-style-name="P2" svg:width="48.42mm" svg:height="29.1mm" svg:x="901.7mm" svg:y="0mm" draw:caption-point-x="703.16mm" draw:caption-point-y="0.1mm">
              <dc:creator>Massimiliano Argiolu</dc:creator>
              <dc:date>2017-03-31T00:00:00</dc:date>
              <text:p text:style-name="P1"><text:span text:style-name="T1">Service Level Agreement: the Cloud Service Customer needs to (be able to) create a hybrid innovation platform whereby they share specific resources with their Cloud Service Provider.</text:span></text:p>
              <text:p text:style-name="P1"/>
            </office:annotation>
            <text:p>Use Case Cloud9</text:p>
          </table:table-cell>
          <table:table-cell table:style-name="ce16" office:value-type="string" calcext:value-type="string">
            <office:annotation draw:style-name="gr1" draw:text-style-name="P2" svg:width="48.42mm" svg:height="29.1mm" svg:x="933.98mm" svg:y="0mm" draw:caption-point-x="728.29mm" draw:caption-point-y="0.1mm">
              <dc:creator>Massimiliano Argiolu</dc:creator>
              <dc:date>2017-03-31T00:00:00</dc:date>
              <text:p text:style-name="P1"><text:span text:style-name="T1">Service Level Agreement: the Cloud Service Customer needs to (be able to) monitor the delivery of services by their Cloud Service Provider to ensure they are delivering these services at the agreed levels.</text:span></text:p>
              <text:p text:style-name="P1"/>
            </office:annotation>
            <text:p>Use Case Cloud10</text:p>
          </table:table-cell>
          <table:table-cell table:style-name="ce16" office:value-type="string" calcext:value-type="string">
            <office:annotation draw:style-name="gr1" draw:text-style-name="P2" svg:width="48.42mm" svg:height="29.1mm" svg:x="966.26mm" svg:y="0mm" draw:caption-point-x="753.43mm" draw:caption-point-y="0.1mm">
              <dc:creator>Massimiliano Argiolu</dc:creator>
              <dc:date>2017-03-31T00:00:00</dc:date>
              <text:p text:style-name="P1"><text:span text:style-name="T1">Service Level Agreement: the Cloud Service Customer needs to (be able to) ensure they can retrieve all data that is handled by their Cloud Service Provider when the service is terminated, regardless of why this service is terminated</text:span></text:p>
              <text:p text:style-name="P1"/>
            </office:annotation>
            <text:p>Use Case Cloud11</text:p>
          </table:table-cell>
          <table:table-cell table:style-name="ce4" table:number-columns-repeated="1005"/>
        </table:table-row>
        <table:table-row table:style-name="ro2">
          <table:table-cell table:style-name="ce6" office:value-type="string" calcext:value-type="string">
            <text:p>ETSI</text:p>
          </table:table-cell>
          <table:table-cell office:value-type="string" calcext:value-type="string">
            <text:p>ETSI TR 103 126 V1.1.1 (2012-11)</text:p>
          </table:table-cell>
          <table:table-cell office:value-type="string" calcext:value-type="string">
            <text:p>CLOUD - Cloud private-sector user recommendations </text:p>
          </table:table-cell>
          <table:table-cell office:value-type="string" calcext:value-type="string">
            <text:p>The present standard/guideline provides an overview of private sector user recommendations for Cloud services especially from the viewpoint of large enterprises in the European context. </text:p>
            <text:p>The present standard/guideline defines the objectives to be met by future standardisation requirements for the provision of cloud services.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office:value-type="string" calcext:value-type="string">
            <text:p>Guidelines</text:p>
          </table:table-cell>
          <table:table-cell table:style-name="ce7" office:value-type="string" calcext:value-type="string">
            <text:p><text:a xlink:href="http://www.etsi.org/deliver/etsi_tr/103100_103199/103126/01.01.01_60/tr_103126v010101p.pdf" xlink:type="simple">http://www.etsi.org/deliver/etsi_tr/103100_103199/103126/01.01.01_60/tr_103126v010101p.pdf</text:a></text:p>
          </table:table-cell>
          <table:table-cell table:number-columns-repeated="11" table:content-validation-name="val2" office:value-type="string" calcext:value-type="string">
            <text:p>x</text:p>
          </table:table-cell>
          <table:table-cell table:number-columns-repeated="1005"/>
        </table:table-row>
        <table:table-row table:style-name="ro3">
          <table:table-cell table:style-name="ce6" office:value-type="string" calcext:value-type="string">
            <text:p>ETSI</text:p>
          </table:table-cell>
          <table:table-cell office:value-type="string" calcext:value-type="string">
            <text:p>ETSI TR 103 125 V1.1.1 (2012-11)</text:p>
          </table:table-cell>
          <table:table-cell office:value-type="string" calcext:value-type="string">
            <text:p>CLOUD - SLAs for Cloud services </text:p>
          </table:table-cell>
          <table:table-cell office:value-type="string" calcext:value-type="string">
            <text:p>The present standard/guideline aims to review previous work on SLAs including ETSI guides from TC USER and contributions from EuroCIO, etc. and to derive potential requirements for cloud specific SLA standards. <text:s/></text:p>
          </table:table-cell>
          <table:table-cell office:value-type="string" calcext:value-type="string">
            <text:p>European Standard</text:p>
          </table:table-cell>
          <table:table-cell table:style-name="ce6" table:content-validation-name="val1" office:value-type="string" calcext:value-type="string">
            <text:p>FRAND</text:p>
          </table:table-cell>
          <table:table-cell office:value-type="string" calcext:value-type="string">
            <text:p>Guidelines</text:p>
          </table:table-cell>
          <table:table-cell table:style-name="ce7" office:value-type="string" calcext:value-type="string">
            <text:p><text:a xlink:href="http://www.etsi.org/deliver/etsi_tr/103100_103199/103125/01.01.01_60/tr_103125v010101p.pdf" xlink:type="simple">http://www.etsi.org/deliver/etsi_tr/103100_103199/103125/01.01.01_60/tr_103125v010101p.pdf</text:a></text:p>
          </table:table-cell>
          <table:table-cell table:content-validation-name="val2" table:number-columns-repeated="7"/>
          <table:table-cell table:number-columns-repeated="4" table:content-validation-name="val2" office:value-type="string" calcext:value-type="string">
            <text:p>x</text:p>
          </table:table-cell>
          <table:table-cell table:number-columns-repeated="1005"/>
        </table:table-row>
        <table:table-row table:style-name="ro4">
          <table:table-cell table:style-name="ce6" office:value-type="string" calcext:value-type="string">
            <text:p>ETSI</text:p>
          </table:table-cell>
          <table:table-cell office:value-type="string" calcext:value-type="string">
            <text:p>ETSI TS 103 142 <text:s/>V1.1.1 (2012-11)</text:p>
          </table:table-cell>
          <table:table-cell office:value-type="string" calcext:value-type="string">
            <text:p>CLOUD - Test Descriptions for Cloud Interoperability </text:p>
          </table:table-cell>
          <table:table-cell office:value-type="string" calcext:value-type="string">
            <text:p>The present standard specifies Interoperability Test Descriptions (TDs) for OCCI and CDMI standards. The Test Descriptions cover the OCCI and CDMI protocol specifications where relevant and more specifically: </text:p>
            <text:p>1) OCCI interoperability testing, to prove that end-to-end functionality is as required by the standard. </text:p>
            <text:p>2) CDMI interoperability testing, to prove that end-to-end functionality is as required by the standard. </text:p>
            <text:p>3) OCCI + CDMI interworking testing, to prove that end-to-end functionality is as required by the standards.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deliver/etsi_ts/103100_103199/103142/01.01.01_60/ts_103142v010101p.pdf" xlink:type="simple">http://www.etsi.org/deliver/etsi_ts/103100_103199/103142/01.01.01_60/ts_103142v0101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7"/>
          <table:table-cell table:number-columns-repeated="1005"/>
        </table:table-row>
        <table:table-row table:style-name="ro3">
          <table:table-cell table:style-name="ce6" office:value-type="string" calcext:value-type="string">
            <text:p>ETSI</text:p>
          </table:table-cell>
          <table:table-cell table:style-name="ce6" office:value-type="string" calcext:value-type="string">
            <text:p>ETSI SR 003 391 V2.1.1 (2016-02)</text:p>
          </table:table-cell>
          <table:table-cell table:style-name="ce6" office:value-type="string" calcext:value-type="string">
            <text:p>Cloud Standards Coordination Phase 2;</text:p>
            <text:p>Interoperability and Security in Cloud Computing </text:p>
          </table:table-cell>
          <table:table-cell table:style-name="ce6" office:value-type="string" calcext:value-type="string">
            <text:p>The present standard presents the initial results of the analysis of interoperability and security in Cloud Computing. <text:s/></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style-name="ce6"/>
          <table:table-cell table:style-name="ce8" office:value-type="string" calcext:value-type="string">
            <text:p><text:a xlink:href="http://www.etsi.org/deliver/etsi_sr/003300_003399/003391/02.01.01_60/sr_003391v020101p.pdf" xlink:type="simple">http://www.etsi.org/deliver/etsi_sr/003300_003399/003391/02.01.01_60/sr_003391v020101p.pdf</text:a></text:p>
          </table:table-cell>
          <table:table-cell table:content-validation-name="val2"/>
          <table:table-cell table:style-name="ce6" table:content-validation-name="val2" table:number-columns-repeated="2"/>
          <table:table-cell table:number-columns-repeated="4" table:style-name="ce6" table:content-validation-name="val2" office:value-type="string" calcext:value-type="string">
            <text:p>x</text:p>
          </table:table-cell>
          <table:table-cell table:style-name="ce6" table:content-validation-name="val2" table:number-columns-repeated="4"/>
          <table:table-cell table:style-name="ce6" table:number-columns-repeated="1005"/>
        </table:table-row>
        <table:table-row table:style-name="ro5">
          <table:table-cell table:style-name="ce6" office:value-type="string" calcext:value-type="string">
            <text:p>ETSI</text:p>
          </table:table-cell>
          <table:table-cell office:value-type="string" calcext:value-type="string">
            <text:p>ETSI SR 003 381 V2.1.1 (2016-02)</text:p>
          </table:table-cell>
          <table:table-cell office:value-type="string" calcext:value-type="string">
            <text:p>Cloud Standards Coordination Phase 2 - Identification of Cloud user needs </text:p>
          </table:table-cell>
          <table:table-cell office:value-type="string" calcext:value-type="string">
            <text:p>CSC-2 has created a survey for collecting feedback from the Cloud Computing community in terms of needs, benefits, challenges and areas of concerns regarding the adoption of Cloud Computing. The outcome </text:p>
            <text:p>of the survey will be the primary material for evaluating the perceived maturity of Cloud Computing standards. The results will also help to understand the interest and requirements of Cloud Computing stakeholders regarding certification.The survey is therefore targeting current and future Cloud Customers in the private and public sectors, SMEs as well as large organizations in all vertical sectors. Other stakeholders from the entire Cloud Computing eco-system (e.g. Cloud Computing providers) were also invited to answer. </text:p>
            <text:p>The present document: </text:p>
            <text:p> - Presents the content of the survey, the methodology used for its preparation and distribution, information about the collected feedback as well as lessons learnt through the execution of the survey. </text:p>
            <text:p> - Provides details resulting from the analysis of the collected survey feedback allowing to understand the needs of the Cloud Computing community on a more granular scale and to derive main trends and patterns as a result. </text:p>
            <text:p> - Highlights conclusions and recommendations from the survey. This includes an identification of the cloud stakeholders' highest priorities leading to possible refinements of the CSC Phase 1 report conclusions.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deliver/etsi_sr%5C003300_003399%5C003381%5C02.01.01_60%5Csr_003381v020101p.pdf" xlink:type="simple">http://www.etsi.org/deliver/etsi_sr%5C003300_003399%5C003381%5C02.01.01_60%5Csr_003381v020101p.pdf</text:a></text:p>
          </table:table-cell>
          <table:table-cell table:number-columns-repeated="11" table:content-validation-name="val2" office:value-type="string" calcext:value-type="string">
            <text:p>x</text:p>
          </table:table-cell>
          <table:table-cell table:number-columns-repeated="1005"/>
        </table:table-row>
        <table:table-row table:style-name="ro2">
          <table:table-cell table:style-name="ce6" office:value-type="string" calcext:value-type="string">
            <text:p>ETSI</text:p>
          </table:table-cell>
          <table:table-cell office:value-type="string" calcext:value-type="string">
            <text:p>ETSI SR 003 392 V2.1.1 (2016-02)</text:p>
          </table:table-cell>
          <table:table-cell office:value-type="string" calcext:value-type="string">
            <text:p>Cloud Standards Coordination Phase 2;</text:p>
            <text:p>Cloud Computing Standards Maturity Assessment; </text:p>
            <text:p>A new snapshot of Cloud Computing Standards </text:p>
          </table:table-cell>
          <table:table-cell office:value-type="string" calcext:value-type="string">
            <text:p>The present document describes the results of the second assessment of Cloud Computing Standards maturity held by </text:p>
            <text:p>CSC-2, roughly two years after the first one.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csc.etsi.org/resources/WP4-Report/Special_Report_033392-v2.1.1.pdf" xlink:type="simple">http://csc.etsi.org/resources/WP4-Report/Special_Report_033392-v2.1.1.pdf</text:a></text:p>
          </table:table-cell>
          <table:table-cell table:number-columns-repeated="11" table:content-validation-name="val2" office:value-type="string" calcext:value-type="string">
            <text:p>x</text:p>
          </table:table-cell>
          <table:table-cell table:number-columns-repeated="1005"/>
        </table:table-row>
        <table:table-row table:style-name="ro4">
          <table:table-cell table:style-name="ce6" office:value-type="string" calcext:value-type="string">
            <text:p>ETSI</text:p>
          </table:table-cell>
          <table:table-cell table:style-name="ce6" office:value-type="string" calcext:value-type="string">
            <text:p>ETSI SR 003 382 V2.1.1 (2016-02)</text:p>
          </table:table-cell>
          <table:table-cell table:style-name="ce6" office:value-type="string" calcext:value-type="string">
            <text:p>Cloud Standards Coordination Phase 2; Cloud Computing Standards and Open Source; Optimizing the relationship between standards and <text:s/>Open Source in Cloud Computing </text:p>
          </table:table-cell>
          <table:table-cell table:style-name="ce6" office:value-type="string" calcext:value-type="string">
            <text:p>The present report presents the results of the analysis of the relationship between Standards and Open Source in the context of Cloud Computing. In February 2015, the Cloud Standards Coordination Phase 2 (CSC-2) was launched by ETSI to address issues left open after the Cloud Standards Coordination Phase 1 (CSC-1) work was completed at the end of 2013. Cloud Standards Coordination Phase 2 is investigating some specific aspects of the Cloud Computing standardization landscape, in particular from the point of view of the Cloud Computing users (e.g. SMEs, Administrations). It will also generate a new snapshot regarding the state of standards and investigate the interaction and relation between standardization and Open Source based software and solutions. <text:s/></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style-name="ce6"/>
          <table:table-cell table:style-name="ce8" office:value-type="string" calcext:value-type="string">
            <text:p><text:a xlink:href="http://www.etsi.org/deliver/etsi_sr%5C003300_003399%5C003382%5C02.01.01_60%5Csr_003382v020101p.pdf" xlink:type="simple">http://www.etsi.org/deliver/etsi_sr%5C003300_003399%5C003382%5C02.01.01_60%5Csr_003382v020101p.pdf</text:a></text:p>
          </table:table-cell>
          <table:table-cell table:number-columns-repeated="11" table:content-validation-name="val2" office:value-type="string" calcext:value-type="string">
            <text:p>x</text:p>
          </table:table-cell>
          <table:table-cell table:style-name="ce6" table:number-columns-repeated="1005"/>
        </table:table-row>
        <table:table-row table:style-name="ro3">
          <table:table-cell table:style-name="ce6" office:value-type="string" calcext:value-type="string">
            <text:p>ETSI</text:p>
          </table:table-cell>
          <table:table-cell office:value-type="string" calcext:value-type="string">
            <text:p>ETSI TR 102 997 V1.1.1 (2010-04)</text:p>
          </table:table-cell>
          <table:table-cell office:value-type="string" calcext:value-type="string">
            <text:p>CLOUD - Initial analysis of standardization requirements for Cloud services</text:p>
          </table:table-cell>
          <table:table-cell office:value-type="string" calcext:value-type="string">
            <text:p>The present document describes standardisation requirements for cloud services. It is based on the outcome of the ETSI TC GRID Workshop, "Grids, Clouds and Service Infrastructures", 2 and 3 December 2009. This event brought together key stakeholders of the grid, cloud and telecommunication domains to review state of the art and current trends.</text:p>
          </table:table-cell>
          <table:table-cell office:value-type="string" calcext:value-type="string">
            <text:p>European Standard</text:p>
          </table:table-cell>
          <table:table-cell table:style-name="ce6" table:content-validation-name="val1" office:value-type="string" calcext:value-type="string">
            <text:p>FRAND</text:p>
          </table:table-cell>
          <table:table-cell office:value-type="string" calcext:value-type="string">
            <text:p>Technical Report</text:p>
          </table:table-cell>
          <table:table-cell table:style-name="ce7" office:value-type="string" calcext:value-type="string">
            <text:p><text:a xlink:href="http://www.etsi.org/deliver/etsi_tr/102900_102999/102997/01.01.01_60/tr_102997v010101p.pdf" xlink:type="simple">http://www.etsi.org/deliver/etsi_tr/102900_102999/102997/01.01.01_60/tr_102997v010101p.pdf</text:a></text:p>
          </table:table-cell>
          <table:table-cell table:number-columns-repeated="11" table:content-validation-name="val2" office:value-type="string" calcext:value-type="string">
            <text:p>x</text:p>
          </table:table-cell>
          <table:table-cell table:number-columns-repeated="1005"/>
        </table:table-row>
        <table:table-row table:style-name="ro6">
          <table:table-cell table:style-name="ce6" office:value-type="string" calcext:value-type="string">
            <text:p>ETSI</text:p>
          </table:table-cell>
          <table:table-cell office:value-type="string" calcext:value-type="string">
            <text:p>ETSI TR 102 659-1 V1.2.1 (2009-10)</text:p>
          </table:table-cell>
          <table:table-cell office:value-type="string" calcext:value-type="string">
            <text:p>GRID - Study of ICT Grid interoperability gaps;</text:p>
            <text:p>Part 1: Inventory of ICT Stakeholders </text:p>
          </table:table-cell>
          <table:table-cell office:value-type="string" calcext:value-type="string">
            <text:p>The present document addresses the need to identify interoperability gaps in existing and emerging Global/European Grid standards. It provides an inventory and analysis across the range of relevant standards-making bodies with a view to determining the shortcomings; overlaps and loopholes in current, proposed, and de facto Grid standards at all levels of the middleware/protocol stack (network to application interfaces), with specific consideration for large-scale commercialization and interoperability of standards/systems relevant to the ICT sector (i.e. the ETSI constituency).  </text:p>
            <text:p/>
            <text:p>The present document is part 1 of a multi-part deliverable providing a study of ICT Grid interoperability gaps. The present document captures the current state of Grid technologies and identifies the key stakeholders, including standards making bodies, research projects, production grids and other initiatives. Additionally, it identifies a recommended base of standards and de facto standards in the form of a Grid ICT Profile, taking into account the requirements for interoperability in the ICT domain.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office:value-type="string" calcext:value-type="string">
            <text:p>Technical Report</text:p>
          </table:table-cell>
          <table:table-cell table:style-name="ce7" office:value-type="string" calcext:value-type="string">
            <text:p><text:a xlink:href="http://www.etsi.org/deliver/etsi_tr/102600_102699/10265901/01.02.01_60/tr_10265901v010201p.pdf" xlink:type="simple">http://www.etsi.org/deliver/etsi_tr/102600_102699/10265901/01.02.01_60/tr_10265901v0102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7"/>
          <table:table-cell table:number-columns-repeated="1005"/>
        </table:table-row>
        <table:table-row table:style-name="ro7">
          <table:table-cell table:style-name="ce6" office:value-type="string" calcext:value-type="string">
            <text:p>ETSI</text:p>
          </table:table-cell>
          <table:table-cell office:value-type="string" calcext:value-type="string">
            <text:p>ETSI TR 102 659-2 V1.2.1 (2009-10)</text:p>
          </table:table-cell>
          <table:table-cell office:value-type="string" calcext:value-type="string">
            <text:p>GRID - Study of ICT Grid interoperability gaps;</text:p>
            <text:p>Part 2: Interoperability Gaps and proposed solutions </text:p>
          </table:table-cell>
          <table:table-cell office:value-type="string" calcext:value-type="string">
            <text:p>The present document is part two of a multi-part deliverable providing a study of ICT Grid interoperability gaps. The present document provides gap analysis and proposes solutions to the identified gaps. The gaps have been identified through analysis of a series of scenarios, a summary of which can be found in the appendices. By selecting common themes across those scenarios it has been possible to identify specific requirements. These have directed the analysis of specific Grid standards. Standards identified may be Grid specific standards or other standards which support an integrated Grid NGN environment.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office:value-type="string" calcext:value-type="string">
            <text:p>Technical Report</text:p>
          </table:table-cell>
          <table:table-cell table:style-name="ce7" office:value-type="string" calcext:value-type="string">
            <text:p><text:a xlink:href="http://www.etsi.org/deliver/etsi_tr/102600_102699/10265901/01.02.01_60/tr_10265901v010201p.pdf" xlink:type="simple">http://www.etsi.org/deliver/etsi_tr/102600_102699/10265901/01.02.01_60/tr_10265901v0102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7"/>
          <table:table-cell table:number-columns-repeated="1005"/>
        </table:table-row>
        <table:table-row table:style-name="ro2">
          <table:table-cell table:style-name="ce6" office:value-type="string" calcext:value-type="string">
            <text:p>ETSI</text:p>
          </table:table-cell>
          <table:table-cell office:value-type="string" calcext:value-type="string">
            <text:p>ETSI TR 102 766 V1.1.1 (2009-10)</text:p>
          </table:table-cell>
          <table:table-cell office:value-type="string" calcext:value-type="string">
            <text:p>GRID - ICT Grid Interoperability Testing Framework and survey of existing ICT Grid interoperability solutions</text:p>
          </table:table-cell>
          <table:table-cell office:value-type="string" calcext:value-type="string">
            <text:p>The present document describes a grid testing framework based on existing testing and validation methodologies, best practices and tools used, in IT and Telecom sectors to obtain ICT Interoperability. It lists and compiles existing grid interoperability solutions including interoperability events, state of the Art papers, guidelines, interoperability profiles, reference implementations, use cases, test suites, test beds, testing tools, and open source developments.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office:value-type="string" calcext:value-type="string">
            <text:p>Technical Report</text:p>
          </table:table-cell>
          <table:table-cell table:style-name="ce7" office:value-type="string" calcext:value-type="string">
            <text:p><text:a xlink:href="http://www.etsi.org/deliver/etsi_tr/102700_102799/102766/01.01.01_60/tr_102766v010101p.pdf" xlink:type="simple">http://www.etsi.org/deliver/etsi_tr/102700_102799/102766/01.01.01_60/tr_102766v0101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7"/>
          <table:table-cell table:number-columns-repeated="1005"/>
        </table:table-row>
        <table:table-row table:style-name="ro3">
          <table:table-cell table:style-name="ce6" office:value-type="string" calcext:value-type="string">
            <text:p>ETSI</text:p>
          </table:table-cell>
          <table:table-cell office:value-type="string" calcext:value-type="string">
            <text:p>ETSI TS 102 786 V1.1.1 (2009-10)</text:p>
          </table:table-cell>
          <table:table-cell office:value-type="string" calcext:value-type="string">
            <text:p>GRID - ICT Grid Interoperability Testing Framework</text:p>
          </table:table-cell>
          <table:table-cell office:value-type="string" calcext:value-type="string">
            <text:p>The present standard defines a grid testing framework based on existing testing and validation methodologies, best </text:p>
            <text:p>practices and tools used, in IT and Telecom sectors to obtain ICT Interoperability</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deliver/etsi_ts/102700_102799/102786/01.01.01_60/ts_102786v010101p.pdf" xlink:type="simple">http://www.etsi.org/deliver/etsi_ts/102700_102799/102786/01.01.01_60/ts_102786v0101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7"/>
          <table:table-cell table:number-columns-repeated="1005"/>
        </table:table-row>
        <table:table-row table:style-name="ro8">
          <table:table-cell table:style-name="ce6" office:value-type="string" calcext:value-type="string">
            <text:p>ETSI</text:p>
          </table:table-cell>
          <table:table-cell office:value-type="string" calcext:value-type="string">
            <text:p>ETSI TS 103 194 V1.1.1 (2014-10)</text:p>
          </table:table-cell>
          <table:table-cell office:value-type="string" calcext:value-type="string">
            <text:p>Network Technologies (NTECH);</text:p>
            <text:p>Autonomic network engineering for </text:p>
            <text:p>the self-managing Future Internet (AFI); </text:p>
            <text:p>Scenarios, Use Cases and Requirements for </text:p>
            <text:p>Autonomic/Self-Managing Future Internet </text:p>
          </table:table-cell>
          <table:table-cell office:value-type="string" calcext:value-type="string">
            <text:p>The present document contains a description of scenarios, use cases, and definition of requirements for the autonomic/self-managing future internet. Scenarios and use cases selected in the present document reflect real-world problems which can benefit from the application of autonomic/self-management principles. Two types of high-level requirements are covered:  </text:p>
            <text:p>1)  basic requirements that enable to derive an architectural reference model for introducing Autonomic Management &amp; Control (AMC) of networks (resources, protocols, parameters) and services in various </text:p>
            <text:p>reference network architectures; and  </text:p>
            <text:p>2) specific requirements pertaining to aspects requiring "automation" and "behaviour" in a particular network/service management problem.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deliver/etsi_ts/103100_103199/103194/01.01.01_60/ts_103194v010101p.pdf" xlink:type="simple">http://www.etsi.org/deliver/etsi_ts/103100_103199/103194/01.01.01_60/ts_103194v010101p.pdf</text:a></text:p>
          </table:table-cell>
          <table:table-cell table:number-columns-repeated="11" table:content-validation-name="val2" office:value-type="string" calcext:value-type="string">
            <text:p>x</text:p>
          </table:table-cell>
          <table:table-cell table:number-columns-repeated="1005"/>
        </table:table-row>
        <table:table-row table:style-name="ro3">
          <table:table-cell table:style-name="ce6" office:value-type="string" calcext:value-type="string">
            <text:p>ETSI</text:p>
          </table:table-cell>
          <table:table-cell office:value-type="string" calcext:value-type="string">
            <text:p>ETSI TS 182 032 V1.1.1 (2013-04)</text:p>
          </table:table-cell>
          <table:table-cell office:value-type="string" calcext:value-type="string">
            <text:p>CDN Interconnection Architecture</text:p>
          </table:table-cell>
          <table:table-cell office:value-type="string" calcext:value-type="string">
            <text:p>The present document specifies the architecture and functions of a CDN Interconnection system, implementing the </text:p>
            <text:p>requirements defined in TS 102 990.</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deliver/etsi_ts/182000_182099/182032/01.01.01_60/ts_182032v010101p.pdf" xlink:type="simple">http://www.etsi.org/deliver/etsi_ts/182000_182099/182032/01.01.01_60/ts_182032v010101p.pdf</text:a></text:p>
          </table:table-cell>
          <table:table-cell table:content-validation-name="val2" table:number-columns-repeated="3"/>
          <table:table-cell table:number-columns-repeated="8" table:content-validation-name="val2" office:value-type="string" calcext:value-type="string">
            <text:p>x</text:p>
          </table:table-cell>
          <table:table-cell table:number-columns-repeated="1005"/>
        </table:table-row>
        <table:table-row table:style-name="ro9">
          <table:table-cell table:style-name="ce6" office:value-type="string" calcext:value-type="string">
            <text:p>ETSI</text:p>
          </table:table-cell>
          <table:table-cell office:value-type="string" calcext:value-type="string">
            <text:p>ETSI TR 102 767 V1.1.1 (2009-02)</text:p>
          </table:table-cell>
          <table:table-cell office:value-type="string" calcext:value-type="string">
            <text:p>GRID - Grid Services and Telecom Networks - Architectural Options</text:p>
          </table:table-cell>
          <table:table-cell office:value-type="string" calcext:value-type="string">
            <text:p>The present document provides an introduction to Grid, Grid Applications, the NGN architecture and provides an analysis of architectural option for combining Grid and NGN.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office:value-type="string" calcext:value-type="string">
            <text:p>Technical Report</text:p>
          </table:table-cell>
          <table:table-cell table:style-name="ce7" office:value-type="string" calcext:value-type="string">
            <text:p><text:a xlink:href="http://www.etsi.org/deliver/etsi_tr/102700_102799/102767/01.01.01_60/tr_102767v010101p.pdf" xlink:type="simple">http://www.etsi.org/deliver/etsi_tr/102700_102799/102767/01.01.01_60/tr_102767v010101p.pdf</text:a></text:p>
          </table:table-cell>
          <table:table-cell table:content-validation-name="val2" table:number-columns-repeated="3"/>
          <table:table-cell table:number-columns-repeated="8" table:content-validation-name="val2" office:value-type="string" calcext:value-type="string">
            <text:p>x</text:p>
          </table:table-cell>
          <table:table-cell table:number-columns-repeated="1005"/>
        </table:table-row>
        <table:table-row table:style-name="ro9">
          <table:table-cell table:style-name="ce6" office:value-type="string" calcext:value-type="string">
            <text:p>ETSI</text:p>
          </table:table-cell>
          <table:table-cell office:value-type="string" calcext:value-type="string">
            <text:p>ETSI TS 102 811 V1.1.1 (2010-03)</text:p>
          </table:table-cell>
          <table:table-cell office:value-type="string" calcext:value-type="string">
            <text:p>GRID - Grid Component Model (GCM); Interoperability test specification</text:p>
          </table:table-cell>
          <table:table-cell office:value-type="string" calcext:value-type="string">
            <text:p>The present document specifies interoperability tests for ETSI GCM deployment and application descriptor standards.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deliver/etsi_ts/102800_102899/102811/01.01.01_60/ts_102811v010101p.pdf" xlink:type="simple">http://www.etsi.org/deliver/etsi_ts/102800_102899/102811/01.01.01_60/ts_102811v0101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7"/>
          <table:table-cell table:number-columns-repeated="1005"/>
        </table:table-row>
        <table:table-row table:style-name="ro2">
          <table:table-cell table:style-name="ce6" office:value-type="string" calcext:value-type="string">
            <text:p>ETSI</text:p>
          </table:table-cell>
          <table:table-cell office:value-type="string" calcext:value-type="string">
            <text:p>ETSI TS 102 827 V1.1.1 (2008-08)</text:p>
          </table:table-cell>
          <table:table-cell office:value-type="string" calcext:value-type="string">
            <text:p>GRID - Grid Component Model (GCM) - GCM Interoperability Deployment</text:p>
          </table:table-cell>
          <table:table-cell office:value-type="string" calcext:value-type="string">
            <text:p>The present standard describes an XML schema for describing resources to be used in distributed and parallel infrastructures like enterprise and scientific grids and job schedulers.  </text:p>
            <text:p>The standard will help enterprises and laboratories to manage large-scale computer and telecom infrastructures with the necessary virtualization. </text:p>
            <text:p>Its primary audience are grid system administrators who will need to write deployment descriptors for their grid.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plugtests/GRID09/Docs/ts_102827v010101p%20GCM%20DD.pdf" xlink:type="simple">http://www.etsi.org/plugtests/GRID09/Docs/ts_102827v010101p%20GCM%20DD.pdf</text:a></text:p>
          </table:table-cell>
          <table:table-cell table:number-columns-repeated="11" table:content-validation-name="val2" office:value-type="string" calcext:value-type="string">
            <text:p>x</text:p>
          </table:table-cell>
          <table:table-cell table:number-columns-repeated="1005"/>
        </table:table-row>
        <table:table-row table:style-name="ro7">
          <table:table-cell table:style-name="ce6" office:value-type="string" calcext:value-type="string">
            <text:p>ETSI</text:p>
          </table:table-cell>
          <table:table-cell office:value-type="string" calcext:value-type="string">
            <text:p>ETSI TS 102 828 V2.1.1 (2010-03)</text:p>
          </table:table-cell>
          <table:table-cell office:value-type="string" calcext:value-type="string">
            <text:p>GRID - Grid Component Model (GCM) - GCM Application Description</text:p>
          </table:table-cell>
          <table:table-cell office:value-type="string" calcext:value-type="string">
            <text:p>The present document describes an XML schema for describing application constraints and resources to be used for deploying these applications on distributed and parallel infrastructures, like enterprise and scientific grids or job schedulers.  </text:p>
            <text:p>The present document will help enterprises and laboratories to manage their IT software within large-scale computer and telecom infrastructures with the necessary virtualization. </text:p>
            <text:p>Its primary audience are users of grid-based applications who will need to write application descriptors so they can run them on the grid for their grid.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deliver/etsi_ts/102800_102899/102828/02.01.01_60/ts_102828v020101p.pdf" xlink:type="simple">http://www.etsi.org/deliver/etsi_ts/102800_102899/102828/02.01.01_60/ts_102828v020101p.pdf</text:a></text:p>
          </table:table-cell>
          <table:table-cell table:number-columns-repeated="11" table:content-validation-name="val2" office:value-type="string" calcext:value-type="string">
            <text:p>x</text:p>
          </table:table-cell>
          <table:table-cell table:number-columns-repeated="1005"/>
        </table:table-row>
        <table:table-row table:style-name="ro7">
          <table:table-cell table:style-name="ce6" office:value-type="string" calcext:value-type="string">
            <text:p>ETSI</text:p>
          </table:table-cell>
          <table:table-cell office:value-type="string" calcext:value-type="string">
            <text:p>ETSI TS 102 829 V1.1.1 (2009-03)</text:p>
          </table:table-cell>
          <table:table-cell office:value-type="string" calcext:value-type="string">
            <text:p>GRID - Grid Component Model (GCM) - GCM Fractal Architecture Description Language (ADL)</text:p>
          </table:table-cell>
          <table:table-cell office:value-type="string" calcext:value-type="string">
            <text:p>The present document describes an XML based Architecture Description Language (ADL), used to define the composition of software components in distributed and parallel infrastructures. </text:p>
            <text:p>The standard will help enterprises and laboratories to manage large-scale computer and telecom infrastructures with the necessary virtualization. </text:p>
            <text:p>Its primary audience are grid system developers who need to specify complex applications by composing existing software components.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deliver/etsi_ts/102800_102899/102829/01.01.01_60/ts_102829v010101p.pdf" xlink:type="simple">http://www.etsi.org/deliver/etsi_ts/102800_102899/102829/01.01.01_60/ts_102829v010101p.pdf</text:a></text:p>
          </table:table-cell>
          <table:table-cell table:number-columns-repeated="11" table:content-validation-name="val2" office:value-type="string" calcext:value-type="string">
            <text:p>x</text:p>
          </table:table-cell>
          <table:table-cell table:number-columns-repeated="1005"/>
        </table:table-row>
        <table:table-row table:style-name="ro7">
          <table:table-cell table:style-name="ce6" office:value-type="string" calcext:value-type="string">
            <text:p>ETSI</text:p>
          </table:table-cell>
          <table:table-cell office:value-type="string" calcext:value-type="string">
            <text:p>ETSI TS 102 830 V1.1.1 (2010-03)</text:p>
          </table:table-cell>
          <table:table-cell office:value-type="string" calcext:value-type="string">
            <text:p>GRID - Grid Component Model (GCM) - GCM Fractal Management API</text:p>
          </table:table-cell>
          <table:table-cell office:value-type="string" calcext:value-type="string">
            <text:p>The present standard describes standard API to manage GCM components at runtime in an interoperable way. It defines component management in a standard manner to create, introspect, monitor and reconfigure components at execution. </text:p>
            <text:p>The present stanard will help enterprises and laboratories to use their large-scale computer and telecom infrastructures with the necessary virtualization. </text:p>
            <text:p>Its primary audience are developers of distributed software who need to specify complex applications by composing existing software components. </text:p>
          </table:table-cell>
          <table:table-cell office:value-type="string" calcext:value-type="string">
            <text:p>European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etsi.org/deliver/etsi_ts/102800_102899/102830/01.01.01_60/ts_102830v010101p.pdf" xlink:type="simple">http://www.etsi.org/deliver/etsi_ts/102800_102899/102830/01.01.01_60/ts_102830v010101p.pdf</text:a></text:p>
          </table:table-cell>
          <table:table-cell table:number-columns-repeated="11" table:content-validation-name="val2" office:value-type="string" calcext:value-type="string">
            <text:p>x</text:p>
          </table:table-cell>
          <table:table-cell table:number-columns-repeated="1005"/>
        </table:table-row>
        <table:table-row table:style-name="ro10">
          <table:table-cell table:style-name="ce6" office:value-type="string" calcext:value-type="string">
            <text:p>ISO</text:p>
          </table:table-cell>
          <table:table-cell office:value-type="string" calcext:value-type="string">
            <text:p>ISO/IEC 19086-1:2016</text:p>
          </table:table-cell>
          <table:table-cell office:value-type="string" calcext:value-type="string">
            <text:p>Information technology -- Cloud computing -- Service level agreement (SLA) framework -- Part 1: Overview and concepts</text:p>
          </table:table-cell>
          <table:table-cell office:value-type="string" calcext:value-type="string">
            <text:p>SO/IEC 19086-1:2016 seeks to establish a set of common cloud SLA building blocks (concepts, terms, definitions, contexts) that can be used to create cloud Service Level Agreements (SLAs).</text:p>
            <text:p>This standard specifies:</text:p>
            <text:p><text:span text:style-name="T3">a) an overview of cloud SLAs,</text:span></text:p>
            <text:p><text:span text:style-name="T3">b) identification of the relationship between the cloud service agreement and the cloud SLA,</text:span></text:p>
            <text:p><text:span text:style-name="T3">c) concepts that can be used to build cloud SLAs, and</text:span></text:p>
            <text:p><text:span text:style-name="T3">d) terms commonly used in cloud SLAs.</text:span></text:p>
            <text:p>ISO/IEC 19086-1:2016 is for the benefit and use of both cloud service providers and cloud service customers. The aim is to avoid confusion and facilitate a common understanding between cloud service providers and cloud service customers. Cloud service agreements and their associated cloud SLAs vary between cloud service providers, and in some cases different cloud service customers can negotiate different contract terms with the same cloud service provider for the same cloud service. This document aims to assist cloud service customers when they compare cloud services from different cloud service providers.</text:p>
            <text:p>ISO/IEC 19086-1:2016 does not provide a standard structure that can be used for a cloud SLA or a standard set of cloud service level objectives (SLOs) and cloud service qualitative objectives (SQOs) that will apply to all cloud services or all cloud service providers. This approach provides flexibility for cloud service providers in tailoring their cloud SLAs to the particular characteristics of the offered cloud services.</text:p>
          </table:table-cell>
          <table:table-cell office:value-type="string" calcext:value-type="string">
            <text:p>International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iso.org/iso/home/store/catalogue_tc/catalogue_detail.htm?csnumber=67545" xlink:type="simple">http://www.iso.org/iso/home/store/catalogue_tc/catalogue_detail.htm?csnumber=67545</text:a></text:p>
          </table:table-cell>
          <table:table-cell table:content-validation-name="val2" table:number-columns-repeated="7"/>
          <table:table-cell table:number-columns-repeated="4" table:content-validation-name="val2" office:value-type="string" calcext:value-type="string">
            <text:p>x</text:p>
          </table:table-cell>
          <table:table-cell table:number-columns-repeated="1005"/>
        </table:table-row>
        <table:table-row table:style-name="ro3">
          <table:table-cell table:style-name="ce6" office:value-type="string" calcext:value-type="string">
            <text:p>ISO</text:p>
          </table:table-cell>
          <table:table-cell office:value-type="string" calcext:value-type="string">
            <text:p>ISO/IEC CD 19086-2</text:p>
          </table:table-cell>
          <table:table-cell office:value-type="string" calcext:value-type="string">
            <text:p>Information technology -- Cloud computing -- Service level agreement (SLA) framework -- Part 2: Metric Model</text:p>
          </table:table-cell>
          <table:table-cell office:value-type="string" calcext:value-type="string">
            <text:p>N. A.</text:p>
          </table:table-cell>
          <table:table-cell office:value-type="string" calcext:value-type="string">
            <text:p>Draft Standard</text:p>
          </table:table-cell>
          <table:table-cell table:style-name="ce6" table:content-validation-name="val1" office:value-type="string" calcext:value-type="string">
            <text:p>FRAND</text:p>
          </table:table-cell>
          <table:table-cell office:value-type="string" calcext:value-type="string">
            <text:p>DRAFT - Under development</text:p>
          </table:table-cell>
          <table:table-cell table:style-name="ce7" office:value-type="string" calcext:value-type="string">
            <text:p><text:a xlink:href="http://www.iso.org/iso/home/store/catalogue_tc/catalogue_detail.htm?csnumber=67546" xlink:type="simple">http://www.iso.org/iso/home/store/catalogue_tc/catalogue_detail.htm?csnumber=67546</text:a></text:p>
          </table:table-cell>
          <table:table-cell table:content-validation-name="val2" table:number-columns-repeated="7"/>
          <table:table-cell table:number-columns-repeated="4" table:content-validation-name="val2" office:value-type="string" calcext:value-type="string">
            <text:p>x</text:p>
          </table:table-cell>
          <table:table-cell table:number-columns-repeated="1005"/>
        </table:table-row>
        <table:table-row table:style-name="ro2">
          <table:table-cell table:style-name="ce6" office:value-type="string" calcext:value-type="string">
            <text:p>ISO</text:p>
          </table:table-cell>
          <table:table-cell office:value-type="string" calcext:value-type="string">
            <text:p>ISO/IEC DIS 19086-3</text:p>
          </table:table-cell>
          <table:table-cell office:value-type="string" calcext:value-type="string">
            <text:p>Information technology -- Cloud computing -- Service level agreement (SLA) framework -- Part 3: Core conformance requirements</text:p>
          </table:table-cell>
          <table:table-cell office:value-type="string" calcext:value-type="string">
            <text:p>This document specifies the core conformance requirements for Service Level Agreements (SLAs) for cloud services based on ISO/IEC 19086-1 and guidance on the core requirements. This standard is for the benefit and use by both cloud service providers and cloud service customers.</text:p>
            <text:p>This document does not provide a standard structure that would be used for cloud SLAs.</text:p>
          </table:table-cell>
          <table:table-cell office:value-type="string" calcext:value-type="string">
            <text:p>Draft Standard</text:p>
          </table:table-cell>
          <table:table-cell table:style-name="ce6" table:content-validation-name="val1" office:value-type="string" calcext:value-type="string">
            <text:p>FRAND</text:p>
          </table:table-cell>
          <table:table-cell office:value-type="string" calcext:value-type="string">
            <text:p>DIS version Released - under development</text:p>
          </table:table-cell>
          <table:table-cell table:style-name="ce7" office:value-type="string" calcext:value-type="string">
            <text:p><text:a xlink:href="http://www.iso.org/iso/home/store/catalogue_tc/catalogue_detail.htm?csnumber=67547" xlink:type="simple">http://www.iso.org/iso/home/store/catalogue_tc/catalogue_detail.htm?csnumber=67547</text:a></text:p>
          </table:table-cell>
          <table:table-cell table:content-validation-name="val2" table:number-columns-repeated="7"/>
          <table:table-cell table:number-columns-repeated="4" table:content-validation-name="val2" office:value-type="string" calcext:value-type="string">
            <text:p>x</text:p>
          </table:table-cell>
          <table:table-cell table:number-columns-repeated="1005"/>
        </table:table-row>
        <table:table-row table:style-name="ro3">
          <table:table-cell table:style-name="ce6" office:value-type="string" calcext:value-type="string">
            <text:p>ISO</text:p>
          </table:table-cell>
          <table:table-cell office:value-type="string" calcext:value-type="string">
            <text:p>ISO/IEC CD 19086-4</text:p>
          </table:table-cell>
          <table:table-cell office:value-type="string" calcext:value-type="string">
            <text:p>Information technology -- Cloud computing -- Service level agreement (SLA) framework and technology -- Part 4: Security and privacy</text:p>
          </table:table-cell>
          <table:table-cell office:value-type="string" calcext:value-type="string">
            <text:p>N. A.</text:p>
          </table:table-cell>
          <table:table-cell office:value-type="string" calcext:value-type="string">
            <text:p>Draft Standard</text:p>
          </table:table-cell>
          <table:table-cell table:style-name="ce6" table:content-validation-name="val1" office:value-type="string" calcext:value-type="string">
            <text:p>FRAND</text:p>
          </table:table-cell>
          <table:table-cell office:value-type="string" calcext:value-type="string">
            <text:p>DRAFT - Under development</text:p>
          </table:table-cell>
          <table:table-cell table:style-name="ce7" office:value-type="string" calcext:value-type="string">
            <text:p><text:a xlink:href="http://www.iso.org/iso/home/store/catalogue_tc/catalogue_detail.htm?csnumber=68242" xlink:type="simple">http://www.iso.org/iso/home/store/catalogue_tc/catalogue_detail.htm?csnumber=68242</text:a></text:p>
          </table:table-cell>
          <table:table-cell table:content-validation-name="val2" table:number-columns-repeated="4"/>
          <table:table-cell table:number-columns-repeated="7" table:content-validation-name="val2" office:value-type="string" calcext:value-type="string">
            <text:p>x</text:p>
          </table:table-cell>
          <table:table-cell table:number-columns-repeated="1005"/>
        </table:table-row>
        <table:table-row table:style-name="ro3">
          <table:table-cell table:style-name="ce6" office:value-type="string" calcext:value-type="string">
            <text:p>ISO</text:p>
          </table:table-cell>
          <table:table-cell office:value-type="string" calcext:value-type="string">
            <text:p>ISO/IEC 17788:2014</text:p>
          </table:table-cell>
          <table:table-cell office:value-type="string" calcext:value-type="string">
            <text:p>Information technology -- Cloud computing -- Overview and vocabulary</text:p>
          </table:table-cell>
          <table:table-cell office:value-type="string" calcext:value-type="string">
            <text:p>ISO/IEC 17788:2014 provides an overview of cloud computing along with a set of terms and definitions. It is a terminology foundation for cloud computing standards.</text:p>
            <text:p>ISO/IEC 17788:2014 is applicable to all types of organizations (e.g., commercial enterprises, government agencies, not-for-profit organizations).</text:p>
          </table:table-cell>
          <table:table-cell office:value-type="string" calcext:value-type="string">
            <text:p>International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iso.org/iso/home/store/catalogue_tc/catalogue_detail.htm?csnumber=60544" xlink:type="simple">http://www.iso.org/iso/home/store/catalogue_tc/catalogue_detail.htm?csnumber=60544</text:a></text:p>
          </table:table-cell>
          <table:table-cell table:number-columns-repeated="11" table:content-validation-name="val2" office:value-type="string" calcext:value-type="string">
            <text:p>x</text:p>
          </table:table-cell>
          <table:table-cell table:number-columns-repeated="1005"/>
        </table:table-row>
        <table:table-row table:style-name="ro11">
          <table:table-cell office:value-type="string" calcext:value-type="string">
            <text:p>ISO </text:p>
          </table:table-cell>
          <table:table-cell office:value-type="string" calcext:value-type="string">
            <text:p>ISO/IEC 27018:2014</text:p>
          </table:table-cell>
          <table:table-cell office:value-type="string" calcext:value-type="string">
            <text:p>Information technology — Security techniques — Code of practice for protection of Personally Identifiable Information (PII) in public clouds acting as PII processors </text:p>
          </table:table-cell>
          <table:table-cell office:value-type="string" calcext:value-type="string">
            <text:p>The standard intends to be “a reference for selecting PII protection controls within the process of implementing a cloud computing information security management system based on ISO/IEC 27001, or as a guidance document for organizations for implementing commonly accepted PII protection controls” [quoted from the DIS version].</text:p>
            <text:p>The standard is primarily concerned with public-cloud computing service providers (such as Amazon Web Services and Google’s Compute Engine) acting as PII processors . “A public cloud service provider is a 'PII processor' when it processes PII for and according to the instructions of a cloud service customer” [from the DIS version]. It does not officially cover PII principals (i.e. individuals processing their own PII in the cloud, for example using Google Drive) or PII controllers (i.e. cloud service customers processing PII of their clients/customers/employees and others in the cloud), although they clearly share many concerns and have an interest in the cloud service provider’s privacy controls.</text:p>
            <text:p>The standard interprets rather than duplicates ISO/IEC 27002:2013 in the context of securing personal data processed in the cloud. An annex extends 27002, for example advising cloud service providers to advise their customers if they use sub-contractors.</text:p>
            <text:p>ISO/IEC 27000, 27001 and 27002 are cited as ‘normative’ (i.e. essential) standards, along with ISO/IEC 17788 “Cloud computing - overview and vocabulary” and ISO/IEC 29100 “Privacy framework”.</text:p>
          </table:table-cell>
          <table:table-cell office:value-type="string" calcext:value-type="string">
            <text:p>International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iso.org/iso/home/store/catalogue_tc/catalogue_detail.htm?csnumber=61498" xlink:type="simple">http://www.iso.org/iso/home/store/catalogue_tc/catalogue_detail.htm?csnumber=61498</text:a></text:p>
          </table:table-cell>
          <table:table-cell table:number-columns-repeated="7"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8">
          <table:table-cell office:value-type="string" calcext:value-type="string">
            <text:p>ISO </text:p>
          </table:table-cell>
          <table:table-cell office:value-type="string" calcext:value-type="string">
            <text:p>ISO/IEC 27031:2011</text:p>
          </table:table-cell>
          <table:table-cell office:value-type="string" calcext:value-type="string">
            <text:p><text:s/>Information technology — Security techniques — Guidelines for information and communications technology readiness for business continuity </text:p>
          </table:table-cell>
          <table:table-cell office:value-type="string" calcext:value-type="string">
            <text:p>The standard encompasses all events and incidents (not just information security related) that could have an impact on ICT infrastructure and systems. It therefore extends the practices of information security incident handling and management, ICT readiness planning and services.</text:p>
            <text:p>ICT Readiness for Business Continuity (IRBC) supports Business Continuity Management (BCM) “by ensuring that the ICT services are as resilient as appropriate and can be recovered to pre-determined levels within timescales required and agreed by the organization.”</text:p>
            <text:p>ICT readiness should of course reduce the impact (meaning the extent, duration and/or consequences) of information security incidents on the organization.</text:p>
            <text:p>The standard incorporates the cyclical PDCA approach, extending the conventional business continuity planning process to take greater account of ICT. It incorporates ‘failure scenario assessment methods’ such as FMEA (Failure Modes and Effects Analysis), with a focus on identifying ‘triggering events’ that could precipitate more or less serious incidents.</text:p>
          </table:table-cell>
          <table:table-cell office:value-type="string" calcext:value-type="string">
            <text:p>International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iso.org/iso/home/store/catalogue_tc/catalogue_detail.htm?csnumber=44374" xlink:type="simple">http://www.iso.org/iso/home/store/catalogue_tc/catalogue_detail.htm?csnumber=44374</text:a></text:p>
          </table:table-cell>
          <table:table-cell table:content-validation-name="val2" table:number-columns-repeated="4"/>
          <table:table-cell table:number-columns-repeated="7" table:content-validation-name="val2" office:value-type="string" calcext:value-type="string">
            <text:p>x</text:p>
          </table:table-cell>
          <table:table-cell table:style-name="ce1" table:number-columns-repeated="1005"/>
        </table:table-row>
        <table:table-row table:style-name="ro12">
          <table:table-cell office:value-type="string" calcext:value-type="string">
            <text:p>ISO </text:p>
          </table:table-cell>
          <table:table-cell office:value-type="string" calcext:value-type="string">
            <text:p>ISO/IEC 27033-1 ÷<text:span text:style-name="T2"> </text:span>5:2016</text:p>
          </table:table-cell>
          <table:table-cell office:value-type="string" calcext:value-type="string">
            <text:p>Information technology — Security techniques — Network security</text:p>
          </table:table-cell>
          <table:table-cell office:value-type="string" calcext:value-type="string">
            <text:p>The purpose of ISO/IEC 27033 is to provide detailed guidance on the security aspects of the management, operation and use of information system networks, and their inter-connections. Those individuals within an organization that are responsible for information security in general, and network security in particular, should be able to adapt the material in this standard to meet their specific requirements.</text:p>
            <text:p>ISOI/IEC 27033 provides detailed guidance on implementing the network security controls that are introduced in ISO/IEC 27002. It applies to the security of networked devices and the management of their security, network applications/services and users of the network, in addition to security of information being transferred through communications links. It is aimed at network security architects, designers, managers and officers.</text:p>
            <text:p>ISO/IEC 27033 is a multi-part standard derived from the existing five-part ISO/IEC 18028:</text:p>
            <text:p><text:span text:style-name="T4">ISO/IEC 27033-1:2015: network security overview and concepts </text:span></text:p>
            <text:p><text:span text:style-name="T4">ISO/IEC 27033-2:2012 Guidelines for the design and implementation of network security </text:span></text:p>
            <text:p><text:span text:style-name="T4">ISO/IEC 27033-3:2010 Reference networking scenarios -- threats, design techniques and control issues</text:span></text:p>
            <text:p><text:span text:style-name="T4">ISO/IEC 27033-4:2014: Securing communications between networks using security gateways </text:span></text:p>
            <text:p><text:span text:style-name="T4">ISO/IEC 27033-5:2013: Securing communications across networks using Virtual Private Networks (VPNs) </text:span></text:p>
            <text:p><text:span text:style-name="T4">ISO/IEC 27033-6:2016 Securing wireless IP network access</text:span></text:p>
          </table:table-cell>
          <table:table-cell office:value-type="string" calcext:value-type="string">
            <text:p>International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www.iso.org/iso/home/search.htm?qt=27033&amp;published=on&amp;active_tab=standards&amp;sort_by=rel" xlink:type="simple">http://www.iso.org/iso/home/search.htm?qt=27033&amp;published=on&amp;active_tab=standards&amp;sort_by=rel</text:a></text:p>
          </table:table-cell>
          <table:table-cell table:content-validation-name="val2" table:number-columns-repeated="3"/>
          <table:table-cell table:number-columns-repeated="4"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6">
          <table:table-cell office:value-type="string" calcext:value-type="string">
            <text:p>ISO </text:p>
          </table:table-cell>
          <table:table-cell office:value-type="string" calcext:value-type="string">
            <text:p>ISO/IEC 27036-1:2014</text:p>
          </table:table-cell>
          <table:table-cell office:value-type="string" calcext:value-type="string">
            <text:p>Information technology -- Security techniques -- Information security for supplier relationships -- Part 1: Overview and concepts</text:p>
          </table:table-cell>
          <table:table-cell office:value-type="string" calcext:value-type="string">
            <text:p>ISO/IEC 27036 is a multi-part standard offering guidance on the evaluation and treatment of information risks involved in the acquisition of goods and services from suppliers. The implied context is business-to-business relationships, rather than retailing, and information-related products. The terms acquisition and acquirer are used rather than purchase and purchasing since the process and the risks are much the same whether or not the transactions are commercial (e.g. one part of an organization or group may acquire products from another part as an internal transfer without literally paying for them).</text:p>
            <text:p><text:span text:style-name="T4">ISO/IEC 27036-1:2014 - Information security for supplier relationships — Part 1: Overview and concepts</text:span></text:p>
            <text:p><text:span text:style-name="T4">ISO/IEC 27036-2:2014 - Information security for supplier relationships — Part 2: Requirements</text:span></text:p>
            <text:p><text:span text:style-name="T4">ISO/IEC 27036-3:2013 - Information security for supplier relationships — Part 3:- Guidelines for ICT supply chain security </text:span></text:p>
            <text:p><text:span text:style-name="T4">ISO/IEC 27036–4:2016 - Guidelines for security of cloud services</text:span></text:p>
          </table:table-cell>
          <table:table-cell office:value-type="string" calcext:value-type="string">
            <text:p>International Standard</text:p>
          </table:table-cell>
          <table:table-cell table:style-name="ce6" table:content-validation-name="val1" office:value-type="string" calcext:value-type="string">
            <text:p>FRAND</text:p>
          </table:table-cell>
          <table:table-cell/>
          <table:table-cell table:style-name="ce7" office:value-type="string" calcext:value-type="string">
            <text:p><text:a xlink:href="https://www.iso.org/standard/59648.html" xlink:type="simple">https://www.iso.org/standard/59648.html</text:a></text:p>
          </table:table-cell>
          <table:table-cell table:content-validation-name="val2" table:number-columns-repeated="4"/>
          <table:table-cell table:number-columns-repeated="7" table:content-validation-name="val2" office:value-type="string" calcext:value-type="string">
            <text:p>x</text:p>
          </table:table-cell>
          <table:table-cell table:style-name="ce1" table:number-columns-repeated="1005"/>
        </table:table-row>
        <table:table-row table:style-name="ro8">
          <table:table-cell office:value-type="string" calcext:value-type="string">
            <text:p>ISO </text:p>
          </table:table-cell>
          <table:table-cell office:value-type="string" calcext:value-type="string">
            <text:p>ISO/IEC 27036-2:2014</text:p>
          </table:table-cell>
          <table:table-cell office:value-type="string" calcext:value-type="string">
            <text:p>Information technology -- Security techniques -- Information security for supplier relationships -- Part 2: Requirements</text:p>
          </table:table-cell>
          <table:table-cell office:value-type="string" calcext:value-type="string">
            <text:p>ISO/IEC 27036-2:2014 specifies fundamental information security requirements for defining, implementing, operating, monitoring, reviewing, maintaining and improving supplier and acquirer relationships.</text:p>
            <text:p>These requirements cover any procurement and supply of products and services, such as manufacturing or assembly, business process procurement, software and hardware components, knowledge process procurement, Build-Operate-Transfer and cloud computing services. These requirements are intended to be applicable to all organizations, regardless of type, size and nature.</text:p>
            <text:p>To meet these requirements, an organization should have already internally implemented a number of foundational processes, or be actively planning to do so. These processes include, but are not limited to, the following: governance, business management, risk management, operational and human resources management, and information security.</text:p>
          </table:table-cell>
          <table:table-cell office:value-type="string" calcext:value-type="string">
            <text:p>International Standard</text:p>
          </table:table-cell>
          <table:table-cell table:style-name="ce6" table:content-validation-name="val1" office:value-type="string" calcext:value-type="string">
            <text:p>FRAND</text:p>
          </table:table-cell>
          <table:table-cell/>
          <table:table-cell table:style-name="ce7" office:value-type="string" calcext:value-type="string">
            <text:p>https://www.iso.org/standard/59680.html</text:p>
          </table:table-cell>
          <table:table-cell table:content-validation-name="val2" table:number-columns-repeated="4"/>
          <table:table-cell table:number-columns-repeated="7" table:content-validation-name="val2" office:value-type="string" calcext:value-type="string">
            <text:p>x</text:p>
          </table:table-cell>
          <table:table-cell table:style-name="ce1" table:number-columns-repeated="1005"/>
        </table:table-row>
        <table:table-row table:style-name="ro8">
          <table:table-cell office:value-type="string" calcext:value-type="string">
            <text:p>ISO </text:p>
          </table:table-cell>
          <table:table-cell office:value-type="string" calcext:value-type="string">
            <text:p>ISO/IEC 27036-3:2013</text:p>
          </table:table-cell>
          <table:table-cell office:value-type="string" calcext:value-type="string">
            <text:p>Information technology -- Security techniques -- Information security for supplier relationships -- Part 3: Guidelines for information and communication technology supply chain security</text:p>
          </table:table-cell>
          <table:table-cell office:value-type="string" calcext:value-type="string">
            <text:p>ISO/IEC 27036-3:2013 provides product and service acquirers and suppliers in the information and communication technology (ICT) supply chain with guidance on:</text:p>
            <text:p>1. gaining visibility into and managing the information security risks caused by physically dispersed and multi-layered ICT supply chains;</text:p>
            <text:p>2. responding to risks stemming from the global ICT supply chain to ICT products and services that can have an information security impact on the organizations using these products and services. These risks can be related to organizational as well as technical aspects (e.g. insertion of malicious code or presence of the counterfeit information technology (IT) products);</text:p>
            <text:p>3. integrating information security processes and practices into the system and software lifecycle processes, described in ISO/IEC 15288 and ISO/IEC 12207, while supporting information security controls, described in ISO/IEC 27002.</text:p>
            <text:p>ISO/IEC 27036-3:2013 does not include business continuity management/resiliency issues involved with the ICT supply chain. ISO/IEC 27031 addresses business continuity.</text:p>
          </table:table-cell>
          <table:table-cell office:value-type="string" calcext:value-type="string">
            <text:p>International Standard</text:p>
          </table:table-cell>
          <table:table-cell table:style-name="ce6" table:content-validation-name="val1" office:value-type="string" calcext:value-type="string">
            <text:p>FRAND</text:p>
          </table:table-cell>
          <table:table-cell/>
          <table:table-cell table:style-name="ce7" office:value-type="string" calcext:value-type="string">
            <text:p>https://www.iso.org/standard/59688.html</text:p>
          </table:table-cell>
          <table:table-cell table:content-validation-name="val2" table:number-columns-repeated="4"/>
          <table:table-cell table:number-columns-repeated="7" table:content-validation-name="val2" office:value-type="string" calcext:value-type="string">
            <text:p>x</text:p>
          </table:table-cell>
          <table:table-cell table:style-name="ce1" table:number-columns-repeated="1005"/>
        </table:table-row>
        <table:table-row table:style-name="ro8">
          <table:table-cell office:value-type="string" calcext:value-type="string">
            <text:p>ISO </text:p>
          </table:table-cell>
          <table:table-cell office:value-type="string" calcext:value-type="string">
            <text:p>ISO/IEC 27036-4:2016</text:p>
          </table:table-cell>
          <table:table-cell office:value-type="string" calcext:value-type="string">
            <text:p>Information technology -- Security techniques -- Information security for supplier relationships -- Part 4: Guidelines for security of cloud services</text:p>
          </table:table-cell>
          <table:table-cell office:value-type="string" calcext:value-type="string">
            <text:p>ISO/IEC 27036-4:2016 provides cloud service customers and cloud service providers with guidance on</text:p>
            <text:p>a) gaining visibility into the information security risks associated with the use of cloud services and managing those risks effectively, and</text:p>
            <text:p>b) responding to risks specific to the acquisition or provision of cloud services that can have an information security impact on organizations using these services.</text:p>
            <text:p>ISO/IEC 27036-4:2016 does not include business continuity management/resiliency issues involved with the cloud service. ISO/IEC 27031 addresses business continuity.</text:p>
            <text:p>ISO/IEC 27036-4:2016 does not provide guidance on how a cloud service provider should implement, manage and operate information security. Guidance on those can be found in ISO/IEC 27002 and ISO/IEC 27017.</text:p>
            <text:p>The scope of ISO/IEC 27036-4:2016 is to define guidelines supporting the implementation of information security management for the use of cloud services.</text:p>
          </table:table-cell>
          <table:table-cell/>
          <table:table-cell table:style-name="ce6" table:content-validation-name="val1" office:value-type="string" calcext:value-type="string">
            <text:p>FRAND</text:p>
          </table:table-cell>
          <table:table-cell/>
          <table:table-cell table:style-name="ce7" office:value-type="string" calcext:value-type="string">
            <text:p>https://www.iso.org/standard/59689.html</text:p>
          </table:table-cell>
          <table:table-cell table:content-validation-name="val2" table:number-columns-repeated="4"/>
          <table:table-cell table:number-columns-repeated="7" table:content-validation-name="val2" office:value-type="string" calcext:value-type="string">
            <text:p>x</text:p>
          </table:table-cell>
          <table:table-cell table:style-name="ce1" table:number-columns-repeated="1005"/>
        </table:table-row>
        <table:table-row table:style-name="ro9">
          <table:table-cell table:number-columns-repeated="19"/>
          <table:table-cell table:style-name="ce1" table:number-columns-repeated="1005"/>
        </table:table-row>
        <table:table-row table:style-name="ro13" table:number-rows-repeated="96">
          <table:table-cell table:number-columns-repeated="1024"/>
        </table:table-row>
        <table:table-row table:style-name="ro9" table:number-rows-repeated="15">
          <table:table-cell table:number-columns-repeated="19"/>
          <table:table-cell table:style-name="ce1" table:number-columns-repeated="1005"/>
        </table:table-row>
        <table:table-row table:style-name="ro3">
          <table:table-cell office:value-type="string" calcext:value-type="string">
            <text:p>ETSI</text:p>
          </table:table-cell>
          <table:table-cell office:value-type="string" calcext:value-type="string">
            <text:p>ETSI GS NFV-IFA002 V2.1.1 (2016-03)</text:p>
          </table:table-cell>
          <table:table-cell office:value-type="string" calcext:value-type="string">
            <text:p>Network Functions Virtualisation (NFV) - Acceleration Technologies - VNF Interfaces Specification </text:p>
          </table:table-cell>
          <table:table-cell office:value-type="string" calcext:value-type="string">
            <text:p>The present document specifies requirements for a set of abstract interfaces enabling a VNF to leverage acceleration services from the infrastructure, regardless of their implementation. The present document also provides an acceleration architectural model to support its deployment model.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02/02.01.01_60/gs_NFV-IFA002v020101p.pdf" xlink:type="simple">http://www.etsi.org/deliver/etsi_gs/NFV-IFA/001_099/002/02.01.01_60/gs_NFV-IFA002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4">
          <table:table-cell office:value-type="string" calcext:value-type="string">
            <text:p>ETSI</text:p>
          </table:table-cell>
          <table:table-cell office:value-type="string" calcext:value-type="string">
            <text:p>ETSI GS NFV-IFA003 V2.1.1 (2016-04)</text:p>
          </table:table-cell>
          <table:table-cell office:value-type="string" calcext:value-type="string">
            <text:p>Network Functions Virtualisation (NFV) - Acceleration Technologies - vSwitch Benchmarking and Acceleration Specification </text:p>
          </table:table-cell>
          <table:table-cell office:value-type="string" calcext:value-type="string">
            <text:p>The present document specifies performance benchmarking metrics for virtual switching, with the goal that the metrics will adequately quantify performance gains achieved through virtual switch acceleration conforming to the associated requirements specified herein. The acceleration-related requirements will be applicable to common virtual switching functions across usage models such as packet delivery into VNFs, network overlay and tunnel termination, stateful Network Address Translators (NAT), service chaining, load balancing and, in general, match-action based policies/flows applied to traffic going to/from the VMs. The present document will also provide deployment scenarios with applicability to multiple vendor implementations and recommendations for follow-on proof of concept activiti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03/02.01.01_60/gs_nfv-ifa003v020101p.pdf" xlink:type="simple">http://www.etsi.org/deliver/etsi_gs/NFV-IFA/001_099/003/02.01.01_60/gs_nfv-ifa003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7">
          <table:table-cell office:value-type="string" calcext:value-type="string">
            <text:p>ETSI</text:p>
          </table:table-cell>
          <table:table-cell office:value-type="string" calcext:value-type="string">
            <text:p>ETSI GS NFV-IFA004 V2.1.1 (2016-04)</text:p>
          </table:table-cell>
          <table:table-cell office:value-type="string" calcext:value-type="string">
            <text:p>Network Functions Virtualisation (NFV) - Acceleration Technologies - Management Aspects Specification </text:p>
          </table:table-cell>
          <table:table-cell office:value-type="string" calcext:value-type="string">
            <text:p>The present document specifies functional requirements for both the Virtualised Infrastructure Manager (VIM) and the NFV Infrastructure (NFVI), for NFV acceleration from an infrastructure management perspective. This includes the controlling and management of acceleration resources, e.g. allocation, release and discovery of acceleration resources. </text:p>
            <text:p>The present document also identifies the corresponding impacts on VIM related specifications regarding functional requirements ETSI GS NFV-IFA 010 [4] and reference points (ETSI GS NFV-IFA 005 and ETSI GS NFV-IFA 006).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04/02.01.01_60/gs_NFV-IFA004v020101p.pdf" xlink:type="simple">http://www.etsi.org/deliver/etsi_gs/NFV-IFA/001_099/004/02.01.01_60/gs_NFV-IFA004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3">
          <table:table-cell office:value-type="string" calcext:value-type="string">
            <text:p>ETSI</text:p>
          </table:table-cell>
          <table:table-cell office:value-type="string" calcext:value-type="string">
            <text:p>ETSI GS NFV-IFA005 V2.1.1 (2016-04)</text:p>
          </table:table-cell>
          <table:table-cell office:value-type="string" calcext:value-type="string">
            <text:p>Network Functions Virtualisation (NFV) - Management and Orchestration - Or-Vi reference point - Interface and Information Model Specification </text:p>
          </table:table-cell>
          <table:table-cell office:value-type="string" calcext:value-type="string">
            <text:p>The present document specifies the interfaces supported over the Or-Vi reference point of the NFV-MANO architectural framework ETSI GS NFV 002 as well as the information elements exchanged over those interfac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05/02.01.01_60/gs_NFV-IFA005v020101p.pdf" xlink:type="simple">http://www.etsi.org/deliver/etsi_gs/NFV-IFA/001_099/005/02.01.01_60/gs_NFV-IFA005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3">
          <table:table-cell office:value-type="string" calcext:value-type="string">
            <text:p>ETSI</text:p>
          </table:table-cell>
          <table:table-cell office:value-type="string" calcext:value-type="string">
            <text:p>ETSI GS NFV- IFA006 V2.1.1 (2016-04)</text:p>
          </table:table-cell>
          <table:table-cell office:value-type="string" calcext:value-type="string">
            <text:p>Network Functions Virtualisation (NFV) - Management and Orchestration - Vi-Vnfm reference point - Interface <text:s/>and Information Model Specification </text:p>
          </table:table-cell>
          <table:table-cell office:value-type="string" calcext:value-type="string">
            <text:p>The present document specifies the interfaces supported over the Vi-Vnfm reference point of the NFV-MANO architectural framework as well as the information elements exchanged over those interfac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06/02.01.01_60/gs_NFV-IFA006v020101p.pdf" xlink:type="simple">http://www.etsi.org/deliver/etsi_gs/NFV-IFA/001_099/006/02.01.01_60/gs_NFV-IFA006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3">
          <table:table-cell office:value-type="string" calcext:value-type="string">
            <text:p>ETSI</text:p>
          </table:table-cell>
          <table:table-cell office:value-type="string" calcext:value-type="string">
            <text:p>ETSI GS NFV-IFA007 V2.1.1 (2016-10)</text:p>
          </table:table-cell>
          <table:table-cell office:value-type="string" calcext:value-type="string">
            <text:p>Network Functions Virtualisation (NFV) - Management and Orchestration - Or-Vnfm reference point - Interface and Information Model Specification </text:p>
          </table:table-cell>
          <table:table-cell office:value-type="string" calcext:value-type="string">
            <text:p>The present document specifies the interfaces supported over the Or-Vnfm reference point of the Network Functions Virtualisation Management and Orchestration (NFV-MANO) architectural framework ETSI GS NFV-MAN 001 as well as the information elements exchanged over those interfac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07/02.01.01_60/gs_NFV-IFA007v020101p.pdf" xlink:type="simple">http://www.etsi.org/deliver/etsi_gs/NFV-IFA/001_099/007/02.01.01_60/gs_NFV-IFA007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3">
          <table:table-cell office:value-type="string" calcext:value-type="string">
            <text:p>ETSI</text:p>
          </table:table-cell>
          <table:table-cell office:value-type="string" calcext:value-type="string">
            <text:p>ETSI GS NFV-IFA008 - V2.1.1 (2016-10)</text:p>
          </table:table-cell>
          <table:table-cell office:value-type="string" calcext:value-type="string">
            <text:p>Network Functions Virtualisation (NFV) - Management and Orchestration - Ve-Vnfm reference point - Interface and Information Model Specification </text:p>
          </table:table-cell>
          <table:table-cell office:value-type="string" calcext:value-type="string">
            <text:p>The present document specifies the interfaces supported over the Ve-Vnfm-em and Ve-Vnfm-vnf reference points of the NFV-MANO architectural framework ETSI GS NFV-MAN 001 as well as the information elements exchanged over those interfac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08/02.01.01_60/gs_NFV-IFA008v020101p.pdf" xlink:type="simple">http://www.etsi.org/deliver/etsi_gs/NFV-IFA/001_099/008/02.01.01_60/gs_NFV-IFA008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7">
          <table:table-cell office:value-type="string" calcext:value-type="string">
            <text:p>ETSI</text:p>
          </table:table-cell>
          <table:table-cell office:value-type="string" calcext:value-type="string">
            <text:p>ETSI GS NFV-IFA009 V1.1.1 (2016-07)</text:p>
          </table:table-cell>
          <table:table-cell office:value-type="string" calcext:value-type="string">
            <text:p>Network Functions Virtualisation (NFV) - Management and Orchestration - Report on Architectural Options </text:p>
          </table:table-cell>
          <table:table-cell office:value-type="string" calcext:value-type="string">
            <text:p>The present document is an informative architectural study th</text:p>
            <text:p>at identifies different viable architectural and functional options for the partitioning/distribution/consolidation of functionality amongst NFV-MANO functional blocks defined in NFV architectural document ETSI GS NFV 002 and further refined in NFV-MANO architectural framework ETSI GS NFV-MAN 001, as well as the potential impact in each case on reference points, on interfaces associated with the reference points, and on information elements exchanged over those interfac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09/01.01.01_60/gs_NFV-IFA009v010101p.pdf" xlink:type="simple">http://www.etsi.org/deliver/etsi_gs/NFV-IFA/001_099/009/01.01.01_60/gs_NFV-IFA009v01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2">
          <table:table-cell office:value-type="string" calcext:value-type="string">
            <text:p>ETSI</text:p>
          </table:table-cell>
          <table:table-cell office:value-type="string" calcext:value-type="string">
            <text:p>ETSI GS NFV-IFA010 V2.1.1 (2016-04)</text:p>
          </table:table-cell>
          <table:table-cell office:value-type="string" calcext:value-type="string">
            <text:p>Network Functions Virtualisation (NFV) - Management and Orchestration - Functional requirements specification </text:p>
          </table:table-cell>
          <table:table-cell office:value-type="string" calcext:value-type="string">
            <text:p>The present document specifies functional requirements for NFV management and orchestration, and general guidelines and requirements for NFV management and orchestration interface design. </text:p>
            <text:p>The scope of the present document does not cover the functional requirements on interfac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10/02.01.01_60/gs_NFV-IFA010v020101p.pdf" xlink:type="simple">http://www.etsi.org/deliver/etsi_gs/NFV-IFA/001_099/010/02.01.01_60/gs_NFV-IFA010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2">
          <table:table-cell office:value-type="string" calcext:value-type="string">
            <text:p>ETSI</text:p>
          </table:table-cell>
          <table:table-cell office:value-type="string" calcext:value-type="string">
            <text:p>ETSI GS NFV- IFA011 V2.1.1 (2016-10)</text:p>
          </table:table-cell>
          <table:table-cell office:value-type="string" calcext:value-type="string">
            <text:p>Network Functions Virtualisation (NFV) - Management and Orchestration - VNF Packaging Specification </text:p>
          </table:table-cell>
          <table:table-cell office:value-type="string" calcext:value-type="string">
            <text:p>The present document provides requirements for the structure and format of a VNF Package to describe the VNF properties and associated resource requirements in an interoperable template. </text:p>
            <text:p>The focus is on VNF packaging, meta-model descriptors (e.g. VNFD) and package integrity and security consideration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11/02.01.01_60/gs_NFV-IFA011v020101p.pdf" xlink:type="simple">http://www.etsi.org/deliver/etsi_gs/NFV-IFA/001_099/011/02.01.01_60/gs_NFV-IFA011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2">
          <table:table-cell office:value-type="string" calcext:value-type="string">
            <text:p>ETSI</text:p>
          </table:table-cell>
          <table:table-cell office:value-type="string" calcext:value-type="string">
            <text:p>ETSI GS NFV-IFA012 (DRAFT)</text:p>
          </table:table-cell>
          <table:table-cell office:value-type="string" calcext:value-type="string">
            <text:p>Network Functions Virtualization (NFV) Release3; Management and Orchestration; Os-Ma-Nfvo reference point - Application and Service Management Interface and Information Model Specification (DRAFT)</text:p>
          </table:table-cell>
          <table:table-cell office:value-type="string" calcext:value-type="string">
            <text:p>This work item will entail work to specify the interface(s) and the corresponding requirements that comprise the Os-Ma-nfvo reference point as currently defined in the GS NFV-MAN 001 regarding applications/services on top of Network Services (NS). The reference point is used for management interactions between OSS and the NFV framework</text:p>
          </table:table-cell>
          <table:table-cell office:value-type="string" calcext:value-type="string">
            <text:p>Draft Standard</text:p>
          </table:table-cell>
          <table:table-cell office:value-type="string" calcext:value-type="string">
            <text:p>FRAND</text:p>
          </table:table-cell>
          <table:table-cell office:value-type="string" calcext:value-type="string">
            <text:p>DRAFT</text:p>
          </table:table-cell>
          <table:table-cell table:style-name="ce7" office:value-type="string" calcext:value-type="string">
            <text:p><text:a xlink:href="https://portal.etsi.org/webapp/WorkProgram/Report_WorkItem.asp?WKI_ID=44576" xlink:type="simple">https://portal.etsi.org/webapp/WorkProgram/Report_WorkItem.asp?WKI_ID=44576</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7">
          <table:table-cell office:value-type="string" calcext:value-type="string">
            <text:p>ETSI</text:p>
          </table:table-cell>
          <table:table-cell office:value-type="string" calcext:value-type="string">
            <text:p>ETSI GS NFV-IFA013 V2.1.1 (2016-10)</text:p>
          </table:table-cell>
          <table:table-cell office:value-type="string" calcext:value-type="string">
            <text:p>Network Functions Virtualisation (NFV) - Management and Orchestration - Os-Ma-Nfvo reference point - <text:s/>Interface and Information Model Specification </text:p>
          </table:table-cell>
          <table:table-cell office:value-type="string" calcext:value-type="string">
            <text:p>The present document defines the interfaces supported over the Os-Ma-nfvo reference point of the NFV-MANO architectural framework as well as the information elements exchanged over those interfaces. </text:p>
            <text:p>Applications and end-to-end services on top of network services are out of scope of the present document and are addressed in Application and Service Management Interface and Information Model Specification.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13/02.01.01_60/gs_NFV-IFA013v020101p.pdf" xlink:type="simple">http://www.etsi.org/deliver/etsi_gs/NFV-IFA/001_099/013/02.01.01_60/gs_NFV-IFA013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3">
          <table:table-cell office:value-type="string" calcext:value-type="string">
            <text:p>ETSI</text:p>
          </table:table-cell>
          <table:table-cell office:value-type="string" calcext:value-type="string">
            <text:p>ETSI GS NFV-IFA014 V2.1.1 (2016-10)</text:p>
          </table:table-cell>
          <table:table-cell office:value-type="string" calcext:value-type="string">
            <text:p>Network Functions Virtualisation (NFV) - Management and Orchestration - Network Service Templates Specification </text:p>
          </table:table-cell>
          <table:table-cell office:value-type="string" calcext:value-type="string">
            <text:p>The present document specifies requirements and templates for describing Network Functions Virtualisation (NFV) Network Services (NSs) in the form of meta-data. <text:s/></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14/02.01.01_60/gs_NFV-IFA014v020101p.pdf" xlink:type="simple">http://www.etsi.org/deliver/etsi_gs/NFV-IFA/001_099/014/02.01.01_60/gs_NFV-IFA014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3">
          <table:table-cell office:value-type="string" calcext:value-type="string">
            <text:p>ETSI</text:p>
          </table:table-cell>
          <table:table-cell office:value-type="string" calcext:value-type="string">
            <text:p>ETSI GS NFV-IFA015 V2.1.1 (2017-01)</text:p>
          </table:table-cell>
          <table:table-cell office:value-type="string" calcext:value-type="string">
            <text:p>Network Functions Virtualisation (NFV) Release 2 - Management and Orchestration - Report on NFV Information Model </text:p>
          </table:table-cell>
          <table:table-cell office:value-type="string" calcext:value-type="string">
            <text:p>The present document is an informative document providing a NFV Information Model consolidating information elements from the ETSI NFV IFA specifications listed in the reference section. <text:s/></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r/NFV-IFA/001_099/015/02.01.01_60/gr_NFV-IFA015v020101p.pdf" xlink:type="simple">http://www.etsi.org/deliver/etsi_gr/NFV-IFA/001_099/015/02.01.01_60/gr_NFV-IFA015v02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3">
          <table:table-cell office:value-type="string" calcext:value-type="string">
            <text:p>ETSI</text:p>
          </table:table-cell>
          <table:table-cell office:value-type="string" calcext:value-type="string">
            <text:p>ETSI GS NFV- EVE001 (DRAFT)</text:p>
          </table:table-cell>
          <table:table-cell office:value-type="string" calcext:value-type="string">
            <text:p>Network Functions Virtualisation - Virtualisation Technologies - Hypervisor Domain Requirements specification</text:p>
          </table:table-cell>
          <table:table-cell office:value-type="string" calcext:value-type="string">
            <text:p>The present document provides requirements for the hypervisor domain as it pertains to an operator’s network. It focuses on gaps between Network Functions Virtualisation (NFV) use cases and the industry state of art at the time of publication. <text:s/></text:p>
          </table:table-cell>
          <table:table-cell office:value-type="string" calcext:value-type="string">
            <text:p>Draft Standard</text:p>
          </table:table-cell>
          <table:table-cell office:value-type="string" calcext:value-type="string">
            <text:p>FRAND</text:p>
          </table:table-cell>
          <table:table-cell office:value-type="string" calcext:value-type="string">
            <text:p>DRAFT</text:p>
          </table:table-cell>
          <table:table-cell table:style-name="ce7" office:value-type="string" calcext:value-type="string">
            <text:p><text:a xlink:href="https://docbox.etsi.org/isg/nfv/open/Drafts/EVE001_Hypervisor_Rqmts_spec/NFV-EVE001v009.doc" xlink:type="simple">https://docbox.etsi.org/isg/nfv/open/Drafts/EVE001_Hypervisor_Rqmts_spec/NFV-EVE001v009.doc</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7">
          <table:table-cell office:value-type="string" calcext:value-type="string">
            <text:p>ETSI</text:p>
          </table:table-cell>
          <table:table-cell office:value-type="string" calcext:value-type="string">
            <text:p>ETSI GS NFV-EVE003 V1.1.1 (2016-01)</text:p>
          </table:table-cell>
          <table:table-cell office:value-type="string" calcext:value-type="string">
            <text:p>Network Functions Virtualisation (NFV) - Ecosystem - Report on NFVI Node Physical Architecture Guidelines <text:s/>for Multi-Vendor Environment </text:p>
          </table:table-cell>
          <table:table-cell office:value-type="string" calcext:value-type="string">
            <text:p>The present document provides guidelines for NFVI Node physical</text:p>
            <text:p> architecture. It is limited to the hardware resources - compute, storage, and network - needed to construct and support the functions of an NFVI Node. This includes physical components needed to house and interconnect nodes.  </text:p>
            <text:p>The present document also provides some examples on "building" specific NVFI Node configurations and addresses related issues such as reliability and energy efficiency.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EVE/001_099/003/01.01.01_60/gs_nfv-eve003v010101p.pdf" xlink:type="simple">http://www.etsi.org/deliver/etsi_gs/NFV-EVE/001_099/003/01.01.01_60/gs_nfv-eve003v01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3">
          <table:table-cell office:value-type="string" calcext:value-type="string">
            <text:p>ETSI</text:p>
          </table:table-cell>
          <table:table-cell office:value-type="string" calcext:value-type="string">
            <text:p>ETSI GS NFV-EVE004 V1.1.1 (2016-03)</text:p>
          </table:table-cell>
          <table:table-cell office:value-type="string" calcext:value-type="string">
            <text:p>Network Functions Virtualisation (NFV) - Virtualisation Technologies - Report on the application of Different Virtualisation Technologies in the NFV Framework </text:p>
          </table:table-cell>
          <table:table-cell office:value-type="string" calcext:value-type="string">
            <text:p>The present document reviews virtualisation technologies and studies their impact on the NFV architectural framework and specifications. It also provides an analysis of the pros and cons of these technologi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EVE/001_099/004/01.01.01_60/gs_NFV-EVE004v010101p.pdf" xlink:type="simple">http://www.etsi.org/deliver/etsi_gs/NFV-EVE/001_099/004/01.01.01_60/gs_NFV-EVE004v01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3">
          <table:table-cell office:value-type="string" calcext:value-type="string">
            <text:p>ETSI</text:p>
          </table:table-cell>
          <table:table-cell office:value-type="string" calcext:value-type="string">
            <text:p>ETSI GS NFV-EVE005 V1.1.1 (2015-12)</text:p>
          </table:table-cell>
          <table:table-cell office:value-type="string" calcext:value-type="string">
            <text:p>Network Functions Virtualisation (NFV) - Ecosystem - Report on SDN Usage in NFV Architectural Framework </text:p>
          </table:table-cell>
          <table:table-cell office:value-type="string" calcext:value-type="string">
            <text:p>The present document identifies the most common design patterns for using SDN in an NFV architectural framework. It also identifies potential recommendations to be fulfilled by the entities that perform the integration. <text:s/></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EVE/001_099/005/01.01.01_60/gs_NFV-EVE005v010101p.pdf" xlink:type="simple">http://www.etsi.org/deliver/etsi_gs/NFV-EVE/001_099/005/01.01.01_60/gs_NFV-EVE005v01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8">
          <table:table-cell office:value-type="string" calcext:value-type="string">
            <text:p>ETSI</text:p>
          </table:table-cell>
          <table:table-cell office:value-type="string" calcext:value-type="string">
            <text:p>ETSI GS NFV- REL003 V1.1.1 (2016-04)</text:p>
          </table:table-cell>
          <table:table-cell office:value-type="string" calcext:value-type="string">
            <text:p>Network Functions Virtualisation (NFV) - Reliability - Report on Models and Features for End-to-End Reliability </text:p>
          </table:table-cell>
          <table:table-cell office:value-type="string" calcext:value-type="string">
            <text:p>The present document describes the models and methods for end-to-end reliability in NFV environments and software upgrade from a resilience perspective. The scope of the present document covers the following items: </text:p>
            <text:p>• Study reliability estimation models for NFV including modelling architecture. </text:p>
            <text:p>• Study NFV reliability and availability methods.  </text:p>
            <text:p>• Develop reliability estimation models for these methods, including dynamic operational aspects such as impact of load and life-cycle operations. </text:p>
            <text:p>• Study reliability issues during NFV software upgrade and develop upgrade mechanisms for improving resilience. </text:p>
            <text:p>• Develop guidelines to realise the differentiation of resiliency for different servic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REL/001_099/003/01.01.01_60/gs_NFV-REL003v010101p.pdf" xlink:type="simple">http://www.etsi.org/deliver/etsi_gs/NFV-REL/001_099/003/01.01.01_60/gs_NFV-REL003v010101p.pdf</text:a></text:p>
          </table:table-cell>
          <table:table-cell table:number-columns-repeated="4"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14">
          <table:table-cell office:value-type="string" calcext:value-type="string">
            <text:p>ETSI</text:p>
          </table:table-cell>
          <table:table-cell office:value-type="string" calcext:value-type="string">
            <text:p>ETSI GS NFV-REL004 V1.1.1 (2016-04)</text:p>
          </table:table-cell>
          <table:table-cell office:value-type="string" calcext:value-type="string">
            <text:p>Network Functions Virtualisation (NFV) - Assurance - Report on Active Monitoring and Failure Detection </text:p>
          </table:table-cell>
          <table:table-cell office:value-type="string" calcext:value-type="string">
            <text:p>The present document develops a report detailing methods for active monitoring of VNFs, NFVI and E2E network services and detection of failures. It addresses the following two aspects of active monitoring: </text:p>
            <text:p>1) Periodic testing of VNFs and service chains in a live environment to ensure proper functionality and performance adherence to SLAs. </text:p>
            <text:p>2) Failure prevention and detection - Active monitoring methods for failure prevention (proactive) or timely detection and recovery from failures. Failures include loss or degradation of network connectivity, loss or degradation of session capacity, loss of services, VM failures, VM stalls, etc.  </text:p>
            <text:p>The present document proposes that the monitoring agents be on boarded into the NFV environment, just like other VNF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REL/001_099/004/01.01.01_60/gs_NFV-REL004v010101p.pdf" xlink:type="simple">http://www.etsi.org/deliver/etsi_gs/NFV-REL/001_099/004/01.01.01_60/gs_NFV-REL004v0101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3"/>
          <table:table-cell table:number-columns-repeated="4" table:content-validation-name="val2" office:value-type="string" calcext:value-type="string">
            <text:p>x</text:p>
          </table:table-cell>
          <table:table-cell table:style-name="ce1" table:number-columns-repeated="1005"/>
        </table:table-row>
        <table:table-row table:style-name="ro2">
          <table:table-cell office:value-type="string" calcext:value-type="string">
            <text:p>ETSI</text:p>
          </table:table-cell>
          <table:table-cell office:value-type="string" calcext:value-type="string">
            <text:p>ETSI GS NFV-IFA001 V1.1.1 (2015-12)</text:p>
          </table:table-cell>
          <table:table-cell office:value-type="string" calcext:value-type="string">
            <text:p>Network Functions Virtualisation (NFV) - Acceleration Technologies - Report on Acceleration Technologies &amp; Use Cases </text:p>
          </table:table-cell>
          <table:table-cell office:value-type="string" calcext:value-type="string">
            <text:p>The present document provides an overview of NFV acceleration techniques and suggests a common architecture and abstraction layer, which allows deployment of various accelerators within the NFVI and facilitates interoperability between VNFs and accelerators. The present document also describes a set of use cases illustrating the usage of acceleration techniques in an NFV environment.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IFA/001_099/001/01.01.01_60/gs_nfv-ifa001v010101p.pdf" xlink:type="simple">http://www.etsi.org/deliver/etsi_gs/NFV-IFA/001_099/001/01.01.01_60/gs_nfv-ifa001v0101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3"/>
          <table:table-cell table:number-columns-repeated="4" table:content-validation-name="val2" office:value-type="string" calcext:value-type="string">
            <text:p>x</text:p>
          </table:table-cell>
          <table:table-cell table:style-name="ce1" table:number-columns-repeated="1005"/>
        </table:table-row>
        <table:table-row table:style-name="ro14">
          <table:table-cell office:value-type="string" calcext:value-type="string">
            <text:p>ETSI</text:p>
          </table:table-cell>
          <table:table-cell office:value-type="string" calcext:value-type="string">
            <text:p>ETSI GS NFV-REL005 V1.1.1 (2016-01)</text:p>
          </table:table-cell>
          <table:table-cell office:value-type="string" calcext:value-type="string">
            <text:p>Network Functions Virtualisation (NFV) - Accountability - Report on Quality Accountability Framework </text:p>
          </table:table-cell>
          <table:table-cell office:value-type="string" calcext:value-type="string">
            <text:p>The present document describes a quality accountability framework for NFV. This release focuses on service quality management of network services, VNFs, NFV infrastructure, management and orchestration elements.  </text:p>
            <text:p>The present document describes the following aspects of the Quality Accountability Framework: </text:p>
            <text:p>1) Roles, covered in clause 4 Roles in the NFV Ecosystem. </text:p>
            <text:p>2) Responsibilities, covered in clauses 5 Responsibilities by Role and 6 Responsibilities for Key Cloud Characteristics. </text:p>
            <text:p>3) Service quality measurements and demarcation points, covered in clause 7 Quality Measurement Framework.</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REL/001_099/005/01.01.01_60/gs_nfv-rel005v010101p.pdf" xlink:type="simple">http://www.etsi.org/deliver/etsi_gs/NFV-REL/001_099/005/01.01.01_60/gs_nfv-rel005v0101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3"/>
          <table:table-cell table:number-columns-repeated="4" table:content-validation-name="val2" office:value-type="string" calcext:value-type="string">
            <text:p>x</text:p>
          </table:table-cell>
          <table:table-cell table:style-name="ce1" table:number-columns-repeated="1005"/>
        </table:table-row>
        <table:table-row table:style-name="ro2">
          <table:table-cell office:value-type="string" calcext:value-type="string">
            <text:p>ETSI</text:p>
          </table:table-cell>
          <table:table-cell office:value-type="string" calcext:value-type="string">
            <text:p>ETSI GS NFV-SEC005 (DRAFT)</text:p>
          </table:table-cell>
          <table:table-cell office:value-type="string" calcext:value-type="string">
            <text:p>Network Functions Virtualisation (NFV) - NFV Security - Certificate Management Guidance</text:p>
            <text:p/>
          </table:table-cell>
          <table:table-cell office:value-type="string" calcext:value-type="string">
            <text:p>This document provides guidance to NFV (Network Function Virtualization) on the use of certificates and Certificate Authorities. It looks at various certificate deployment scenarios and describes certificate specific use cases, threats to the certificate management structure, and resulting requirements for NFV. <text:s/>In addition, it provides an overall certificate management and trust validation applied for VM (Virtual Machine) and Virtualized Network Functions (VNF).</text:p>
          </table:table-cell>
          <table:table-cell office:value-type="string" calcext:value-type="string">
            <text:p>Draft Standard</text:p>
          </table:table-cell>
          <table:table-cell office:value-type="string" calcext:value-type="string">
            <text:p>FRAND</text:p>
          </table:table-cell>
          <table:table-cell office:value-type="string" calcext:value-type="string">
            <text:p>DRAFT</text:p>
          </table:table-cell>
          <table:table-cell table:style-name="ce7" office:value-type="string" calcext:value-type="string">
            <text:p><text:a xlink:href="https://docbox.etsi.org/.../NFV/.../SEC005.../NFV-SEC005v006" xlink:type="simple">https://docbox.etsi.org/.../NFV/.../SEC005.../NFV-SEC005v006</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3"/>
          <table:table-cell table:number-columns-repeated="4" table:content-validation-name="val2" office:value-type="string" calcext:value-type="string">
            <text:p>x</text:p>
          </table:table-cell>
          <table:table-cell table:style-name="ce1" table:number-columns-repeated="1005"/>
        </table:table-row>
        <table:table-row table:style-name="ro8">
          <table:table-cell office:value-type="string" calcext:value-type="string">
            <text:p>ETSI</text:p>
          </table:table-cell>
          <table:table-cell office:value-type="string" calcext:value-type="string">
            <text:p>ETSI GS NFV-SEC006 V1.1.1 (2016-04)</text:p>
          </table:table-cell>
          <table:table-cell office:value-type="string" calcext:value-type="string">
            <text:p>Network Functions Virtualisation (NFV) - Security Guide - Report on Security Aspects and Regulatory Concerns </text:p>
          </table:table-cell>
          <table:table-cell office:value-type="string" calcext:value-type="string">
            <text:p>The present document is a guide to developers of NFV related documents and applications in means to address the security aspects and regulatory concerns as they impact the security of deployed networks that conform with these documents and applications. The present document contains detailed descriptions of security concerns, attacks, as well as an overview of regulatory concerns and how they can be treated in system design to give the highest level of assurance that the resultant system is secure and complies with current regulation and best practice. The present document is intended for use by developers of NFV documents and the guidance is given in a manner that assists non-experts in security and regulation to prepare such documents.  </text:p>
            <text:p>In addition to the guidance and explanatory text the present document contains, in annex A, a pro forma template for use in ETSI ISG NFV documents to capture the security concerns and mitigations that apply.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SEC/001_099/006/01.01.01_60/gs_NFV-SEC006v010101p.pdf" xlink:type="simple">http://www.etsi.org/deliver/etsi_gs/NFV-SEC/001_099/006/01.01.01_60/gs_NFV-SEC006v010101p.pdf</text:a></text:p>
          </table:table-cell>
          <table:table-cell table:content-validation-name="val2" table:number-columns-repeated="3"/>
          <table:table-cell table:number-columns-repeated="4"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8">
          <table:table-cell office:value-type="string" calcext:value-type="string">
            <text:p>ETSI</text:p>
          </table:table-cell>
          <table:table-cell office:value-type="string" calcext:value-type="string">
            <text:p>ETSI GS NFV-SEC007 (DRAFT)</text:p>
          </table:table-cell>
          <table:table-cell office:value-type="string" calcext:value-type="string">
            <text:p>Network Function Virtualisation (NFV) - Trust - Report on Attestation Technologies and Practices for Secure Deployments </text:p>
            <text:p/>
          </table:table-cell>
          <table:table-cell office:value-type="string" calcext:value-type="string">
            <text:p>This report is intended to identify gaps in existing attestation technologies and practices, as applicable to NFV systems, addressing:</text:p>
            <text:p>• The identification and definition of levels of assurance</text:p>
            <text:p>• The discussion of the assumed capabilities from the NFVI (TPM, TCG…)</text:p>
            <text:p>• The description of operational procedures</text:p>
            <text:p>• The definition of requirements for interoperability</text:p>
            <text:p>• A gap analysis of current (established or newly proposed) attestation technologies</text:p>
            <text:p>• Recommendations for follow-on PoCs to demonstrate feasibility of the attestation procedures</text:p>
          </table:table-cell>
          <table:table-cell office:value-type="string" calcext:value-type="string">
            <text:p>European Standard</text:p>
          </table:table-cell>
          <table:table-cell office:value-type="string" calcext:value-type="string">
            <text:p>FRAND</text:p>
          </table:table-cell>
          <table:table-cell office:value-type="string" calcext:value-type="string">
            <text:p>DRAFT</text:p>
          </table:table-cell>
          <table:table-cell table:style-name="ce7" office:value-type="string" calcext:value-type="string">
            <text:p><text:a xlink:href="https://docbox.etsi.org/ISG/NFV/Open/Drafts/SEC007_NFV_Attestation_report/NFV-SEC007v004.docx" xlink:type="simple">https://docbox.etsi.org/ISG/NFV/Open/Drafts/SEC007_NFV_Attestation_report/NFV-SEC007v004.docx</text:a></text:p>
          </table:table-cell>
          <table:table-cell table:content-validation-name="val2" table:number-columns-repeated="3"/>
          <table:table-cell table:number-columns-repeated="4"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4">
          <table:table-cell office:value-type="string" calcext:value-type="string">
            <text:p>ETSI</text:p>
          </table:table-cell>
          <table:table-cell office:value-type="string" calcext:value-type="string">
            <text:p>ETSI GS NFV-SEC013 (DRAFT)</text:p>
          </table:table-cell>
          <table:table-cell office:value-type="string" calcext:value-type="string">
            <text:p>Network Functions Virtualisation (NFV) Release 3 - Security - Security Management and Monitoring</text:p>
            <text:p/>
          </table:table-cell>
          <table:table-cell office:value-type="string" calcext:value-type="string">
            <text:p>In NFV network, network services and network functions can be deployed dynamically. The present document specifies functional and security requirements for automated, dynamic security policy management and security function lifecycle management, and Security Monitoring of NFV systems. </text:p>
            <text:p>The main objectives of the present document are to:</text:p>
            <text:p>• Identify use cases for NFV Security Lifecycle Management across Security Planning, Security Enforcement, and Security Monitoring.</text:p>
            <text:p>• Establish NFV Security Lifecycle Management and Security Monitoring requirements and architecture </text:p>
          </table:table-cell>
          <table:table-cell office:value-type="string" calcext:value-type="string">
            <text:p>European Standard</text:p>
          </table:table-cell>
          <table:table-cell office:value-type="string" calcext:value-type="string">
            <text:p>FRAND</text:p>
          </table:table-cell>
          <table:table-cell office:value-type="string" calcext:value-type="string">
            <text:p>DRAFT (EX ETSI GS NFV-SEC008)</text:p>
          </table:table-cell>
          <table:table-cell table:style-name="ce7" office:value-type="string" calcext:value-type="string">
            <text:p><text:a xlink:href="https://docbox.etsi.org/ISG/NFV/Open/Drafts/SEC013_Sec_mgmt_and_Monitoring_Spec/NFV-SEC013v001.docx" xlink:type="simple">https://docbox.etsi.org/ISG/NFV/Open/Drafts/SEC013_Sec_mgmt_and_Monitoring_Spec/NFV-SEC013v001.docx</text:a></text:p>
          </table:table-cell>
          <table:table-cell table:content-validation-name="val2" table:number-columns-repeated="3"/>
          <table:table-cell table:number-columns-repeated="4"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14">
          <table:table-cell office:value-type="string" calcext:value-type="string">
            <text:p>ETSI</text:p>
          </table:table-cell>
          <table:table-cell office:value-type="string" calcext:value-type="string">
            <text:p>ETSI GS NFV-SEC009 V1.1.1 (2015-12)</text:p>
          </table:table-cell>
          <table:table-cell office:value-type="string" calcext:value-type="string">
            <text:p>Network Functions Virtualisation (NFV) - NFV Security - Report on use cases and technical approaches for multi-layer host administration </text:p>
          </table:table-cell>
          <table:table-cell office:value-type="string" calcext:value-type="string">
            <text:p>The present document addresses multi-layer administration use cases and technical approaches, an issue identified in the Security Problem Statement, ETSI GS NFV-SEC 001. Multi-layer administration seeks to provide methods, capabilities, procedures and assurances - of various strengths based on requirements and available technologies and techniques - that safeguard Virtual Machines or Containers running on a virtualisation host ("hosted applications") - from interference (of various types) by the host system or platform ("hosting service").  </text:p>
            <text:p>The scope of the present document is generally the system comprising the hosting service, associated hardware (including TPM, GPU, etc.), software and configuration, and the hosted application. Some requirements and measures outside this context are also considered, but not necessarily in equal depth.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SEC/001_099/009/01.01.01_60/gs_NFV-SEC009v010101p.pdf" xlink:type="simple">http://www.etsi.org/deliver/etsi_gs/NFV-SEC/001_099/009/01.01.01_60/gs_NFV-SEC009v010101p.pdf</text:a></text:p>
          </table:table-cell>
          <table:table-cell table:content-validation-name="val2" table:number-columns-repeated="3"/>
          <table:table-cell table:number-columns-repeated="4"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2">
          <table:table-cell office:value-type="string" calcext:value-type="string">
            <text:p>ETSI</text:p>
          </table:table-cell>
          <table:table-cell office:value-type="string" calcext:value-type="string">
            <text:p>ETSI GS NFV-SEC010 V1.1.1 (2016-04)</text:p>
          </table:table-cell>
          <table:table-cell office:value-type="string" calcext:value-type="string">
            <text:p>Network Functions Virtualisation (NFV) - NFV Security - Report on Retained Data problem statement and requirements</text:p>
          </table:table-cell>
          <table:table-cell office:value-type="string" calcext:value-type="string">
            <text:p>The purpose of the present document is to provide a pr</text:p>
            <text:p>oblem statement and articulate the requirements for NFV Retained Data. The present document examines the core underlying requirements for Retained Data such as those presented by ETSI TC LI (ETSI TS 102 656 and ETSI TS 102 657). The present document aims to identify solutions or mitigations to the problems identified.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SEC/001_099/010/01.01.01_60/gs_NFV-SEC010v010101p.pdf" xlink:type="simple">http://www.etsi.org/deliver/etsi_gs/NFV-SEC/001_099/010/01.01.01_60/gs_NFV-SEC010v010101p.pdf</text:a></text:p>
          </table:table-cell>
          <table:table-cell table:content-validation-name="val2" table:number-columns-repeated="3"/>
          <table:table-cell table:number-columns-repeated="4"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15">
          <table:table-cell office:value-type="string" calcext:value-type="string">
            <text:p>ETSI</text:p>
          </table:table-cell>
          <table:table-cell office:value-type="string" calcext:value-type="string">
            <text:p>ETSI GS NFV-SEC001 V1.1.1 (2014-10)</text:p>
          </table:table-cell>
          <table:table-cell office:value-type="string" calcext:value-type="string">
            <text:p>Network Functions Virtualisation (NFV) - NFV Security - Problem Statement </text:p>
          </table:table-cell>
          <table:table-cell office:value-type="string" calcext:value-type="string">
            <text:p>The present document aims to:  </text:p>
            <text:p>• To identify potential security vulnerabilities of NFV and to determine whether they are new problems, or just existing problems in different guises.  </text:p>
            <text:p>• To provide a reference framework within which these vulnerabilities can be defined.  </text:p>
            <text:p>Out of scope:</text:p>
            <text:p> To list vulnerabilities that NFV suffers from that are no different from pre-existing vulnerabilities of networking and virtualisation technologies and are not altered by the virtualisation of network functions. </text:p>
            <text:p>Intended audience:</text:p>
            <text:p> Security experts wanting to deploy NFV but needing to identify and solve potential security issues and then to attain security accreditation for systems. </text:p>
            <text:p>Ultimate goal of the NFV Security Expert Group:</text:p>
            <text:p> Identify and propose solutions to any new vulnerabilities that result from the introduction of NFV. To enable checks for these vulnerabilities to be incorporated into processes for security accreditation of products based on NFV.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SEC/001_099/001/01.01.01_60/gs_NFV-SEC001v010101p.pdf" xlink:type="simple">http://www.etsi.org/deliver/etsi_gs/NFV-SEC/001_099/001/01.01.01_60/gs_NFV-SEC001v010101p.pdf</text:a></text:p>
          </table:table-cell>
          <table:table-cell table:content-validation-name="val2" table:number-columns-repeated="3"/>
          <table:table-cell table:number-columns-repeated="4"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12">
          <table:table-cell office:value-type="string" calcext:value-type="string">
            <text:p>ETSI</text:p>
          </table:table-cell>
          <table:table-cell office:value-type="string" calcext:value-type="string">
            <text:p>ETSI GS NFV-SEC011 (DRAFT)</text:p>
          </table:table-cell>
          <table:table-cell office:value-type="string" calcext:value-type="string">
            <text:p>Network Functions Virtualisation (NFV) - Security - Report on NFV LI Architecture</text:p>
            <text:p/>
          </table:table-cell>
          <table:table-cell office:value-type="string" calcext:value-type="string">
            <text:p>The present document provides a study of the virtual functions which are required to support LI in ETSI NFV based virtualised networks. The present document identifies the set of capabilities, interfaces, functions and components which can be utilised by the virtualised applications (VNFs) to provide Lawful Interception. This report identifies  top to bottom (Virtualised Application through NFV layer through hardware platform) LI architectures and identifies within the scope of ETSI NFV, capabilities, interfaces, functions and components required to support these architectures.</text:p>
            <text:p>The present document has 3 primary objectives; </text:p>
            <text:p>1. Identify and define 1 or more NFV reference LI architectures, including administration functions, virtual points of interception, mediation functions and other LI functions. This is intended to provide a common reference architecture which can be used to identify functional split across the; Virtualised Network Functions application layer (eg 3GPP Network); NFV software platform layer (ETSI NFV); and Hardware Platform layer.</text:p>
            <text:p>2. Identify potential NFV solutions which provide the capabilities, interfaces, functions and components to meet the identified LI architectures. This is intended to identify all of the elements and interconnection relationships needed to perform LI in a virtualised network. These will form the basis for future normative standardisation in both ETSI NFV and other bodies such as 3GPP utilising ETSI NFV to virtualise their network functions.</text:p>
            <text:p>3. Document deployment scenarios examples for each of the identified reference LI architectures. This is intended to show specific examples for different types of interception (eg on switch / function vs probe based) in specific technology deployment scenarios (eg 3GPP).</text:p>
          </table:table-cell>
          <table:table-cell office:value-type="string" calcext:value-type="string">
            <text:p>European Standard</text:p>
          </table:table-cell>
          <table:table-cell office:value-type="string" calcext:value-type="string">
            <text:p>FRAND</text:p>
          </table:table-cell>
          <table:table-cell office:value-type="string" calcext:value-type="string">
            <text:p>DRAFT</text:p>
          </table:table-cell>
          <table:table-cell table:style-name="ce7" office:value-type="string" calcext:value-type="string">
            <text:p><text:a xlink:href="https://docbox.etsi.org/ISG/NFV/Open/Drafts/SEC011_LI_Architecture_Report/NFV-SEC011v006.doc" xlink:type="simple">https://docbox.etsi.org/ISG/NFV/Open/Drafts/SEC011_LI_Architecture_Report/NFV-SEC011v006.doc</text:a></text:p>
          </table:table-cell>
          <table:table-cell table:content-validation-name="val2" table:number-columns-repeated="3"/>
          <table:table-cell table:number-columns-repeated="4"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2">
          <table:table-cell office:value-type="string" calcext:value-type="string">
            <text:p>ETSI</text:p>
          </table:table-cell>
          <table:table-cell office:value-type="string" calcext:value-type="string">
            <text:p>ETSI GS NFV-SEC012 V3.1.1 (2017-01)</text:p>
          </table:table-cell>
          <table:table-cell office:value-type="string" calcext:value-type="string">
            <text:p>NetworkFunctions Virtualisation (NFV) Release 3 - Security - System architecture specification for execution of sensitive NFV components </text:p>
          </table:table-cell>
          <table:table-cell office:value-type="string" calcext:value-type="string">
            <text:p>The present document defines requirements for host system elements on which sensitive workloads are to be run. The present document defines requirements to ensure isolation of sensitive workloads from non-sensitive workloads sharing a platform. The present document discusses a wide range of different technologies which aim to increase the security of a host system for the workloads which will be executing on it. <text:s/></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SEC/001_099/012/03.01.01_60/gs_NFV-SEC012v030101p.pdf" xlink:type="simple">http://www.etsi.org/deliver/etsi_gs/NFV-SEC/001_099/012/03.01.01_60/gs_NFV-SEC012v030101p.pdf</text:a></text:p>
          </table:table-cell>
          <table:table-cell table:content-validation-name="val2" table:number-columns-repeated="3"/>
          <table:table-cell table:number-columns-repeated="4" table:content-validation-name="val2" office:value-type="string" calcext:value-type="string">
            <text:p>x</text:p>
          </table:table-cell>
          <table:table-cell table:content-validation-name="val2" table:number-columns-repeated="4"/>
          <table:table-cell table:style-name="ce1" table:number-columns-repeated="1005"/>
        </table:table-row>
        <table:table-row table:style-name="ro14">
          <table:table-cell office:value-type="string" calcext:value-type="string">
            <text:p>ETSI</text:p>
          </table:table-cell>
          <table:table-cell office:value-type="string" calcext:value-type="string">
            <text:p>ETSI GS NFV-TST001 V1.1.1 (2016-04)</text:p>
          </table:table-cell>
          <table:table-cell office:value-type="string" calcext:value-type="string">
            <text:p>Network Functions Virtualisation (NFV) - Pre-deployment Testing - Report on Validation of NFV Environments and Services </text:p>
          </table:table-cell>
          <table:table-cell office:value-type="string" calcext:value-type="string">
            <text:p>The present document is an informative report on methods for pre-deployment testing of the functional components of an NFV environment. The NFV components addressed in the present document include Virtual Network Functions (VNFs), the NFV Infrastructure (NFVI) and the NFV Management and Orchestration (NFV MANO). The recommendations focus on lab testing and the following aspects of pre-deployment testing: </text:p>
            <text:p>1) Assessing the performance of the NFVI and its ability to fulfil the performance and reliability requirements of the VNFs executing on the NFVI. </text:p>
            <text:p>2) Data and control plane testing of VNFs and their interactions with the NFV Infrastructure and the NFV MANO. </text:p>
            <text:p>3) Validating the performance, reliability and scaling capabilities of Network Servic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TST/001_099/001/01.01.01_60/gs_NFV-TST001v010101p.pdf" xlink:type="simple">http://www.etsi.org/deliver/etsi_gs/NFV-TST/001_099/001/01.01.01_60/gs_NFV-TST001v0101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3"/>
          <table:table-cell table:number-columns-repeated="4" table:content-validation-name="val2" office:value-type="string" calcext:value-type="string">
            <text:p>x</text:p>
          </table:table-cell>
          <table:table-cell table:style-name="ce1" table:number-columns-repeated="1005"/>
        </table:table-row>
        <table:table-row table:style-name="ro3">
          <table:table-cell office:value-type="string" calcext:value-type="string">
            <text:p>ETSI</text:p>
          </table:table-cell>
          <table:table-cell office:value-type="string" calcext:value-type="string">
            <text:p>ETSI GS NFV-TST002 V1.1.1 (2016-10)</text:p>
          </table:table-cell>
          <table:table-cell office:value-type="string" calcext:value-type="string">
            <text:p>Network Functions Virtualisation (NFV) - Testing Methodology - Report on NFV Interoperability Testing Methodology </text:p>
          </table:table-cell>
          <table:table-cell office:value-type="string" calcext:value-type="string">
            <text:p>The present document provides some guidelines for NFV interoperability testing and identifies a generic System Under Test (SUT) architecture for NFV, some initial SUT configurations, and some interoperability feature areas derived from core NFV capabilities. </text:p>
          </table:table-cell>
          <table:table-cell office:value-type="string" calcext:value-type="string">
            <text:p>European Standard</text:p>
          </table:table-cell>
          <table:table-cell office:value-type="string" calcext:value-type="string">
            <text:p>FRAND</text:p>
          </table:table-cell>
          <table:table-cell/>
          <table:table-cell table:style-name="ce7" office:value-type="string" calcext:value-type="string">
            <text:p><text:a xlink:href="http://www.etsi.org/deliver/etsi_gs/NFV-TST/001_099/002/01.01.01_60/gs_NFV-TST002v010101p.pdf" xlink:type="simple">http://www.etsi.org/deliver/etsi_gs/NFV-TST/001_099/002/01.01.01_60/gs_NFV-TST002v010101p.pdf</text:a></text:p>
          </table:table-cell>
          <table:table-cell table:content-validation-name="val2" table:number-columns-repeated="3"/>
          <table:table-cell table:content-validation-name="val2" office:value-type="string" calcext:value-type="string">
            <text:p>x</text:p>
          </table:table-cell>
          <table:table-cell table:content-validation-name="val2" table:number-columns-repeated="7"/>
          <table:table-cell table:style-name="ce1" table:number-columns-repeated="1005"/>
        </table:table-row>
        <table:table-row table:style-name="ro9" table:number-rows-repeated="14">
          <table:table-cell table:number-columns-repeated="1024"/>
        </table:table-row>
        <table:table-row table:style-name="ro13" table:number-rows-repeated="1048383">
          <table:table-cell table:number-columns-repeated="1024"/>
        </table:table-row>
        <table:table-row table:style-name="ro13">
          <table:table-cell table:number-columns-repeated="1024"/>
        </table:table-row>
      </table:table>
      <table:table table:name="Vocabulary" table:style-name="ta2">
        <table:table-column table:style-name="co2" table:default-cell-style-name="ce12"/>
        <table:table-column table:style-name="co11" table:default-cell-style-name="ce12"/>
        <table:table-column table:style-name="co12" table:default-cell-style-name="ce1"/>
        <table:table-column table:style-name="co13" table:number-columns-repeated="1021" table:default-cell-style-name="ce1"/>
        <table:table-row table:style-name="ro9">
          <table:table-cell table:style-name="ce11" office:value-type="string" calcext:value-type="string">
            <text:p>Useful Definitions</text:p>
          </table:table-cell>
          <table:table-cell table:number-columns-repeated="1023"/>
        </table:table-row>
        <table:table-row table:style-name="ro9">
          <table:table-cell table:number-columns-repeated="1024"/>
        </table:table-row>
        <table:table-row table:style-name="ro9">
          <table:table-cell office:value-type="string" calcext:value-type="string">
            <text:p>Standard</text:p>
          </table:table-cell>
          <table:table-cell table:style-name="ce13" office:value-type="string" calcext:value-type="string">
            <text:p>Technical specification, adopted by a recognised standardisation body, for repeated or continuous application, with which compliance is not compulsory</text:p>
          </table:table-cell>
          <table:table-cell table:number-columns-repeated="1022"/>
        </table:table-row>
        <table:table-row table:style-name="ro9">
          <table:table-cell office:value-type="string" calcext:value-type="string">
            <text:p>International Standard</text:p>
          </table:table-cell>
          <table:table-cell table:style-name="ce13" office:value-type="string" calcext:value-type="string">
            <text:p>A standard adopted by an international standardisation body</text:p>
          </table:table-cell>
          <table:table-cell table:number-columns-repeated="1022"/>
        </table:table-row>
        <table:table-row table:style-name="ro9">
          <table:table-cell office:value-type="string" calcext:value-type="string">
            <text:p>European Standard</text:p>
          </table:table-cell>
          <table:table-cell table:style-name="ce13" office:value-type="string" calcext:value-type="string">
            <text:p>A standard adopted by a European standardisation organisation</text:p>
          </table:table-cell>
          <table:table-cell table:number-columns-repeated="1022"/>
        </table:table-row>
        <table:table-row table:style-name="ro9">
          <table:table-cell office:value-type="string" calcext:value-type="string">
            <text:p>Harmonised Standard</text:p>
          </table:table-cell>
          <table:table-cell table:style-name="ce13" office:value-type="string" calcext:value-type="string">
            <text:p>An European standard adopted on the basis of a request made by the Commission for the application of Union harmonisation legislation</text:p>
          </table:table-cell>
          <table:table-cell table:number-columns-repeated="1022"/>
        </table:table-row>
        <table:table-row table:style-name="ro9">
          <table:table-cell office:value-type="string" calcext:value-type="string">
            <text:p>National Standard</text:p>
          </table:table-cell>
          <table:table-cell table:style-name="ce13" office:value-type="string" calcext:value-type="string">
            <text:p>A standard adopted by a national standardisation body</text:p>
          </table:table-cell>
          <table:table-cell table:number-columns-repeated="1022"/>
        </table:table-row>
        <table:table-row table:style-name="ro3">
          <table:table-cell table:style-name="ce13" office:value-type="string" calcext:value-type="string">
            <text:p>European standardisation deliverable</text:p>
          </table:table-cell>
          <table:table-cell table:style-name="ce13" office:value-type="string" calcext:value-type="string">
            <text:p>Any other technical specification than a European standard, adopted by a European standardisation organisation for repeated or continuous application and with which compliance is not compulsory;</text:p>
          </table:table-cell>
          <table:table-cell table:number-columns-repeated="1022"/>
        </table:table-row>
        <table:table-row table:style-name="ro3">
          <table:table-cell office:value-type="string" calcext:value-type="string">
            <text:p>Draft Standard</text:p>
          </table:table-cell>
          <table:table-cell table:style-name="ce13" office:value-type="string" calcext:value-type="string">
            <text:p>A document containing the text of the technical specifications concerning a given subject, which is being considered for adoption in accordance with the relevant standards procedure, as that document stands after the preparatory work and as circulated for public comment or scrutiny</text:p>
          </table:table-cell>
          <table:table-cell table:number-columns-repeated="1022"/>
        </table:table-row>
        <table:table-row table:style-name="ro9">
          <table:table-cell office:value-type="string" calcext:value-type="string">
            <text:p>Technical Specification</text:p>
          </table:table-cell>
          <table:table-cell table:style-name="ce13" office:value-type="string" calcext:value-type="string">
            <text:p>A document that prescribes technical requirements to be fulfilled by a product, process, service or system</text:p>
          </table:table-cell>
          <table:table-cell table:number-columns-repeated="1022"/>
        </table:table-row>
        <table:table-row table:style-name="ro9">
          <table:table-cell office:value-type="string" calcext:value-type="string">
            <text:p>ICT Technical Specification</text:p>
          </table:table-cell>
          <table:table-cell table:style-name="ce13" office:value-type="string" calcext:value-type="string">
            <text:p>A technical specification in the field of information and communication technologies</text:p>
          </table:table-cell>
          <table:table-cell table:number-columns-repeated="1022"/>
        </table:table-row>
        <table:table-row table:style-name="ro9">
          <table:table-cell table:number-columns-repeated="1024"/>
        </table:table-row>
        <table:table-row table:style-name="ro9">
          <table:table-cell table:style-name="ce11" office:value-type="string" calcext:value-type="string">
            <text:p>Use Case List</text:p>
          </table:table-cell>
          <table:table-cell table:number-columns-repeated="1023"/>
        </table:table-row>
        <table:table-row table:style-name="ro9">
          <table:table-cell table:number-columns-repeated="1024"/>
        </table:table-row>
        <table:table-row table:style-name="ro9">
          <table:table-cell table:style-name="ce14" office:value-type="string" calcext:value-type="string">
            <text:p>Cloud1</text:p>
          </table:table-cell>
          <table:table-cell table:style-name="ce14" office:value-type="string" calcext:value-type="string">
            <text:p>Portability: the Cloud Service Customer needs to (be able to) retrieve all data that is handled by their Cloud Service Provider at the end of their service contract</text:p>
          </table:table-cell>
          <table:table-cell table:number-columns-repeated="1022"/>
        </table:table-row>
        <table:table-row table:style-name="ro3">
          <table:table-cell table:style-name="ce14" office:value-type="string" calcext:value-type="string">
            <text:p>Cloud10</text:p>
          </table:table-cell>
          <table:table-cell table:style-name="ce14" office:value-type="string" calcext:value-type="string">
            <text:p>Service Level Agreement: the Cloud Service Customer needs to (be able to) monitor the delivery of services by their Cloud Service Provider to ensure they are delivering these services at the agreed levels.</text:p>
          </table:table-cell>
          <table:table-cell table:number-columns-repeated="1022"/>
        </table:table-row>
        <table:table-row table:style-name="ro3">
          <table:table-cell table:style-name="ce14" office:value-type="string" calcext:value-type="string">
            <text:p>Cloud11</text:p>
          </table:table-cell>
          <table:table-cell table:style-name="ce14" office:value-type="string" calcext:value-type="string">
            <text:p>Service Level Agreement: the Cloud Service Customer needs to (be able to) ensure they can retrieve all data that is handled by their Cloud Service Provider when the service is terminated, regardless of why this service is terminated</text:p>
          </table:table-cell>
          <table:table-cell table:number-columns-repeated="1022"/>
        </table:table-row>
        <table:table-row table:style-name="ro9">
          <table:table-cell table:style-name="ce14" office:value-type="string" calcext:value-type="string">
            <text:p>Cloud2</text:p>
          </table:table-cell>
          <table:table-cell table:style-name="ce14" office:value-type="string" calcext:value-type="string">
            <text:p>Portability: the Cloud Service Customer needs to (be able to) move its data residing with one Cloud Service Provider to another Cloud Service Provider</text:p>
          </table:table-cell>
          <table:table-cell table:number-columns-repeated="1022"/>
        </table:table-row>
        <table:table-row table:style-name="ro3">
          <table:table-cell table:style-name="ce14" office:value-type="string" calcext:value-type="string">
            <text:p>Cloud3</text:p>
          </table:table-cell>
          <table:table-cell table:style-name="ce14" office:value-type="string" calcext:value-type="string">
            <text:p>Portability: the Cloud Service Customer needs an application they develop on one Cloud Service Provider’s PaaS <text:s/>services to be easily portable to the cloud platforms of other Cloud Service Providers.</text:p>
          </table:table-cell>
          <table:table-cell table:number-columns-repeated="1022"/>
        </table:table-row>
        <table:table-row table:style-name="ro3">
          <table:table-cell table:style-name="ce14" office:value-type="string" calcext:value-type="string">
            <text:p>Cloud4</text:p>
          </table:table-cell>
          <table:table-cell table:style-name="ce14" office:value-type="string" calcext:value-type="string">
            <text:p>Interoperability: seamlessly switching your service between 2 or more Cloud Service Providers when one is experiencing outage/availability issues (i.e. low band width or availability problems).</text:p>
          </table:table-cell>
          <table:table-cell table:number-columns-repeated="1022"/>
        </table:table-row>
        <table:table-row table:style-name="ro9">
          <table:table-cell table:style-name="ce14" office:value-type="string" calcext:value-type="string">
            <text:p>Cloud5</text:p>
          </table:table-cell>
          <table:table-cell table:style-name="ce14" office:value-type="string" calcext:value-type="string">
            <text:p>Privacy and Security: a Cloud Service Customer employing a bring-your-own-device policy needs to (be able to) ensure secure access to systems in the Cloud via these multiple devices</text:p>
          </table:table-cell>
          <table:table-cell table:number-columns-repeated="1022"/>
        </table:table-row>
        <table:table-row table:style-name="ro3">
          <table:table-cell table:style-name="ce14" office:value-type="string" calcext:value-type="string">
            <text:p>Cloud6</text:p>
          </table:table-cell>
          <table:table-cell table:style-name="ce14" office:value-type="string" calcext:value-type="string">
            <text:p>Privacy and Security: the Cloud Service Customer needs to (be able to) ensure security is retained when mixing services provisioned by their own IT department and services provided by Cloud vendors.</text:p>
          </table:table-cell>
          <table:table-cell table:number-columns-repeated="1022"/>
        </table:table-row>
        <table:table-row table:style-name="ro3">
          <table:table-cell table:style-name="ce14" office:value-type="string" calcext:value-type="string">
            <text:p>Cloud7</text:p>
          </table:table-cell>
          <table:table-cell table:style-name="ce14" office:value-type="string" calcext:value-type="string">
            <text:p>Privacy and Security: the Cloud Service Customer needs to know the Cloud Service Provider is providing sufficient security for protecting personal sensitive information stored and processed by the Provider’s service, and complying to the General Data Protection Regulation</text:p>
          </table:table-cell>
          <table:table-cell table:number-columns-repeated="1022"/>
        </table:table-row>
        <table:table-row table:style-name="ro9">
          <table:table-cell table:style-name="ce14" office:value-type="string" calcext:value-type="string">
            <text:p>Cloud8</text:p>
          </table:table-cell>
          <table:table-cell table:style-name="ce14" office:value-type="string" calcext:value-type="string">
            <text:p>Service Level Agreement: the Cloud Service Customer needs to procure Software As A Service (SaaS) for use by its employees to replace software currently installed on computers</text:p>
          </table:table-cell>
          <table:table-cell table:number-columns-repeated="1022"/>
        </table:table-row>
        <table:table-row table:style-name="ro9">
          <table:table-cell table:style-name="ce14" office:value-type="string" calcext:value-type="string">
            <text:p>Cloud9</text:p>
          </table:table-cell>
          <table:table-cell table:style-name="ce14" office:value-type="string" calcext:value-type="string">
            <text:p>Service Level Agreement: the Cloud Service Customer needs to (be able to) create a hybrid innovation platform whereby they share specific resources with their Cloud Service Provider.</text:p>
          </table:table-cell>
          <table:table-cell table:number-columns-repeated="1022"/>
        </table:table-row>
        <table:table-row table:style-name="ro9">
          <table:table-cell table:style-name="ce14" office:value-type="string" calcext:value-type="string">
            <text:p>eGov1</text:p>
          </table:table-cell>
          <table:table-cell table:style-name="ce14" office:value-type="string" calcext:value-type="string">
            <text:p>eProcurement: Integrating ESDP Data Model</text:p>
          </table:table-cell>
          <table:table-cell table:number-columns-repeated="1022"/>
        </table:table-row>
        <table:table-row table:style-name="ro9">
          <table:table-cell table:style-name="ce14" office:value-type="string" calcext:value-type="string">
            <text:p>eGov2</text:p>
          </table:table-cell>
          <table:table-cell table:style-name="ce14" office:value-type="string" calcext:value-type="string">
            <text:p>eProcurement: eESPD Service Open source</text:p>
          </table:table-cell>
          <table:table-cell table:number-columns-repeated="1022"/>
        </table:table-row>
        <table:table-row table:style-name="ro9">
          <table:table-cell table:style-name="ce14" office:value-type="string" calcext:value-type="string">
            <text:p>eGov3</text:p>
          </table:table-cell>
          <table:table-cell table:style-name="ce14" office:value-type="string" calcext:value-type="string">
            <text:p>EESSI – Electronic Exchange of social Security Information: retrieve data and information from the network</text:p>
          </table:table-cell>
          <table:table-cell table:number-columns-repeated="1022"/>
        </table:table-row>
        <table:table-row table:style-name="ro9">
          <table:table-cell table:style-name="ce14" office:value-type="string" calcext:value-type="string">
            <text:p>eGov4</text:p>
          </table:table-cell>
          <table:table-cell table:style-name="ce14" office:value-type="string" calcext:value-type="string">
            <text:p>EESSI – Electronic Exchange of social Security Information: send on the network data and information</text:p>
          </table:table-cell>
          <table:table-cell table:number-columns-repeated="1022"/>
        </table:table-row>
        <table:table-row table:style-name="ro9">
          <table:table-cell table:style-name="ce14" office:value-type="string" calcext:value-type="string">
            <text:p>Energy1</text:p>
          </table:table-cell>
          <table:table-cell table:style-name="ce14" office:value-type="string" calcext:value-type="string">
            <text:p>Building Energy Management System Use</text:p>
          </table:table-cell>
          <table:table-cell table:number-columns-repeated="1022"/>
        </table:table-row>
        <table:table-row table:style-name="ro9">
          <table:table-cell table:style-name="ce14" office:value-type="string" calcext:value-type="string">
            <text:p>Energy2</text:p>
          </table:table-cell>
          <table:table-cell table:style-name="ce14" office:value-type="string" calcext:value-type="string">
            <text:p>Smart Grids and Smart Meters</text:p>
          </table:table-cell>
          <table:table-cell table:number-columns-repeated="1022"/>
        </table:table-row>
        <table:table-row table:style-name="ro9">
          <table:table-cell table:style-name="ce14" office:value-type="string" calcext:value-type="string">
            <text:p>Transp1</text:p>
          </table:table-cell>
          <table:table-cell table:style-name="ce14" office:value-type="string" calcext:value-type="string">
            <text:p>Levy tolls with On-Board Unit based on DSRC</text:p>
          </table:table-cell>
          <table:table-cell table:number-columns-repeated="1022"/>
        </table:table-row>
        <table:table-row table:style-name="ro9">
          <table:table-cell table:style-name="ce14" office:value-type="string" calcext:value-type="string">
            <text:p>Transp2</text:p>
          </table:table-cell>
          <table:table-cell table:style-name="ce14" office:value-type="string" calcext:value-type="string">
            <text:p>Levy tolls with On-Board Unit based on GNSS</text:p>
          </table:table-cell>
          <table:table-cell table:number-columns-repeated="1022"/>
        </table:table-row>
        <table:table-row table:style-name="ro9">
          <table:table-cell table:style-name="ce14" office:value-type="string" calcext:value-type="string">
            <text:p>Transp3</text:p>
          </table:table-cell>
          <table:table-cell table:style-name="ce14" office:value-type="string" calcext:value-type="string">
            <text:p>Levy tolls based on ANPR</text:p>
          </table:table-cell>
          <table:table-cell table:number-columns-repeated="1022"/>
        </table:table-row>
        <table:table-row table:style-name="ro13" table:number-rows-repeated="1048541">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Standards_under_Reg_1025-2012_'.A1:'Standards_under_Reg_1025-2012_'.S17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Collegamento_20_ipertestuale" style:display-name="Collegamento ipertestuale" style:family="table-cell" style:parent-style-name="Default" style:data-style-name="N0">
      <style:text-properties fo:color="#0000ff" style:text-underline-style="solid" style:text-underline-width="auto" style:text-underline-color="font-color"/>
    </style:style>
    <draw:marker draw:name="Arrowhead_20_1" draw:display-name="Arrowhead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8.01mm" fo:margin-bottom="8.01mm" fo:margin-left="17.99mm" fo:margin-right="17.99mm" style:print-page-order="ttb" style:first-page-number="continue" style:scale-to="58%" style:print="charts drawings objects"/>
      <style:header-style>
        <style:header-footer-properties fo:min-height="11.99mm" fo:margin-left="17.99mm" fo:margin-right="17.99mm" fo:margin-bottom="0mm"/>
      </style:header-style>
      <style:footer-style>
        <style:header-footer-properties fo:min-height="11.99mm" fo:margin-left="17.99mm" fo:margin-right="17.99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00.00.00</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initial-creator>j31337</meta:initial-creator>
    <meta:creation-date>2013-11-11T08:57:29Z</meta:creation-date>
    <dc:date>2017-03-31T14:06:17.948000000</dc:date>
    <meta:print-date>2016-09-19T13:28:20Z</meta:print-date>
    <meta:editing-duration>PT12S</meta:editing-duration>
    <meta:editing-cycles>1</meta:editing-cycles>
    <meta:document-statistic meta:table-count="2" meta:cell-count="899" meta:object-count="0"/>
  </office:meta>
</office:document-meta>
</file>